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635cm" fo:margin-right="0.635cm" fo:margin-top="0cm" fo:margin-bottom="0cm" loext:contextual-spacing="false" style:line-height-at-least="0.741cm" fo:orphans="2" fo:widows="2" fo:text-indent="0cm" style:auto-text-indent="false"/>
      <style:text-properties fo:font-variant="normal" fo:text-transform="none" fo:color="#292929" style:font-name="sohne" fo:font-size="16.5pt" fo:letter-spacing="normal" fo:font-style="normal" fo:font-weight="bold"/>
    </style:style>
    <style:style style:name="P2" style:family="paragraph" style:parent-style-name="Heading_20_2">
      <style:paragraph-properties fo:text-align="start" style:justify-single-word="false"/>
      <style:text-properties fo:font-variant="normal" fo:text-transform="none" fo:color="#292929" style:font-name="sohne" fo:font-size="15pt" fo:letter-spacing="normal" fo:font-style="normal" fo:font-weight="bold" officeooo:rsid="000ea4b0" officeooo:paragraph-rsid="000ea4b0" style:font-size-asian="12.25pt" style:font-weight-asian="bold" style:font-size-complex="14pt" style:font-weight-complex="bold"/>
    </style:style>
    <style:style style:name="P3" style:family="paragraph" style:parent-style-name="Heading_20_2">
      <style:paragraph-properties fo:margin-left="0.635cm" fo:margin-right="0.635cm" fo:margin-top="0cm" fo:margin-bottom="0cm" loext:contextual-spacing="false" style:line-height-at-least="0.635cm" fo:orphans="2" fo:widows="2" fo:text-indent="0cm" style:auto-text-indent="false"/>
      <style:text-properties fo:font-variant="normal" fo:text-transform="none" fo:color="#292929" style:font-name="sohne" fo:font-size="15pt" fo:letter-spacing="normal" fo:font-style="normal" fo:font-weight="bold"/>
    </style:style>
    <style:style style:name="P4" style:family="paragraph" style:parent-style-name="Preformatted_20_Text">
      <loext:graphic-properties draw:fill="solid" draw:fill-color="#f2f2f2" draw:opacity="100%"/>
      <style:paragraph-properties fo:margin-left="0.635cm" fo:margin-right="0.635cm" fo:margin-top="1.482cm" fo:margin-bottom="0cm" loext:contextual-spacing="false" fo:line-height="118%" fo:orphans="2" fo:widows="2" fo:text-indent="0cm" style:auto-text-indent="false" fo:background-color="#f2f2f2" fo:padding="0cm" fo:border="none"/>
      <style:text-properties fo:font-variant="normal" fo:text-transform="none" fo:color="#292929" style:font-name="source-code-pro" fo:font-size="12pt" fo:letter-spacing="normal" fo:font-style="normal" fo:font-weight="normal"/>
    </style:style>
    <style:style style:name="P5" style:family="paragraph" style:parent-style-name="Preformatted_20_Text">
      <loext:graphic-properties draw:fill="solid" draw:fill-color="#f2f2f2" draw:opacity="100%"/>
      <style:paragraph-properties fo:margin-left="0.635cm" fo:margin-right="0.635cm" fo:margin-top="1.482cm" fo:margin-bottom="0cm" loext:contextual-spacing="false" fo:line-height="118%" fo:orphans="2" fo:widows="2" fo:text-indent="0cm" style:auto-text-indent="false" fo:background-color="#f2f2f2" fo:padding="0cm" fo:border="none"/>
      <style:text-properties fo:font-variant="normal" fo:text-transform="none" fo:color="#292929" fo:letter-spacing="normal"/>
    </style:style>
    <style:style style:name="P6" style:family="paragraph" style:parent-style-name="Standard">
      <style:text-properties fo:font-size="16pt" officeooo:rsid="000ea4b0" officeooo:paragraph-rsid="000ea4b0" style:font-size-asian="16pt" style:font-size-complex="16pt"/>
    </style:style>
    <style:style style:name="P7" style:family="paragraph" style:parent-style-name="Standard">
      <style:paragraph-properties fo:text-align="center" style:justify-single-word="false"/>
      <style:text-properties fo:color="#158466" fo:font-size="40pt" fo:font-weight="bold" officeooo:rsid="000ea4b0" officeooo:paragraph-rsid="000ea4b0" style:font-size-asian="40pt" style:font-weight-asian="bold" style:font-size-complex="40pt" style:font-weight-complex="bold"/>
    </style:style>
    <style:style style:name="P8" style:family="paragraph" style:parent-style-name="Text_20_body" style:list-style-name="L1">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9" style:family="paragraph" style:parent-style-name="Text_20_body" style:list-style-name="L2">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0" style:family="paragraph" style:parent-style-name="Text_20_body" style:list-style-name="L9">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1" style:family="paragraph" style:parent-style-name="Text_20_body" style:list-style-name="L13">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2" style:family="paragraph" style:parent-style-name="Text_20_body" style:list-style-name="L15">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3" style:family="paragraph" style:parent-style-name="Text_20_body" style:list-style-name="L18">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4" style:family="paragraph" style:parent-style-name="Text_20_body" style:list-style-name="L19">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5" style:family="paragraph" style:parent-style-name="Text_20_body" style:list-style-name="L20">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6" style:family="paragraph" style:parent-style-name="Text_20_body" style:list-style-name="L21">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7" style:family="paragraph" style:parent-style-name="Text_20_body" style:list-style-name="L23">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8" style:family="paragraph" style:parent-style-name="Text_20_body" style:list-style-name="L30">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19" style:family="paragraph" style:parent-style-name="Text_20_body" style:list-style-name="L31">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0" style:family="paragraph" style:parent-style-name="Text_20_body" style:list-style-name="L32">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1" style:family="paragraph" style:parent-style-name="Text_20_body" style:list-style-name="L33">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2" style:family="paragraph" style:parent-style-name="Text_20_body" style:list-style-name="L34">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3" style:family="paragraph" style:parent-style-name="Text_20_body" style:list-style-name="L37">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4" style:family="paragraph" style:parent-style-name="Text_20_body" style:list-style-name="L39">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5" style:family="paragraph" style:parent-style-name="Text_20_body" style:list-style-name="L40">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6" style:family="paragraph" style:parent-style-name="Text_20_body" style:list-style-name="L42">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7" style:family="paragraph" style:parent-style-name="Text_20_body" style:list-style-name="L43">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8" style:family="paragraph" style:parent-style-name="Text_20_body" style:list-style-name="L44">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29" style:family="paragraph" style:parent-style-name="Text_20_body" style:list-style-name="L46">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30" style:family="paragraph" style:parent-style-name="Text_20_body" style:list-style-name="L48">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31" style:family="paragraph" style:parent-style-name="Text_20_body" style:list-style-name="L24">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32" style:family="paragraph" style:parent-style-name="Text_20_body" style:list-style-name="L25">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33" style:family="paragraph" style:parent-style-name="Text_20_body" style:list-style-name="L26">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34" style:family="paragraph" style:parent-style-name="Text_20_body" style:list-style-name="L29">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35" style:family="paragraph" style:parent-style-name="Text_20_body" style:list-style-name="L35">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36" style:family="paragraph" style:parent-style-name="Text_20_body" style:list-style-name="L36">
      <style:paragraph-properties fo:margin-left="1.429cm" fo:margin-right="0.635cm" fo:margin-top="0cm" fo:margin-bottom="0cm" loext:contextual-spacing="false" style:line-height-at-least="0.741cm" fo:orphans="2" fo:widows="2" fo:text-indent="0cm" style:auto-text-indent="false" fo:padding="0cm" fo:border="none"/>
      <style:text-properties fo:font-variant="normal" fo:text-transform="none" fo:color="#292929" style:font-name="source-serif-pro" fo:font-size="15pt" fo:letter-spacing="normal" fo:font-style="normal" fo:font-weight="normal"/>
    </style:style>
    <style:style style:name="P37" style:family="paragraph" style:parent-style-name="Text_20_body" style:list-style-name="L2">
      <style:paragraph-properties fo:margin-left="1.429cm" fo:margin-right="0.635cm" fo:margin-top="0cm" fo:margin-bottom="0cm" loext:contextual-spacing="false" style:line-height-at-least="0.741cm" fo:orphans="2" fo:widows="2" fo:text-indent="0cm" style:auto-text-indent="false" fo:padding="0cm" fo:border="none"/>
    </style:style>
    <style:style style:name="P38" style:family="paragraph" style:parent-style-name="Text_20_body" style:list-style-name="L3">
      <style:paragraph-properties fo:margin-left="1.429cm" fo:margin-right="0.635cm" fo:margin-top="0cm" fo:margin-bottom="0cm" loext:contextual-spacing="false" style:line-height-at-least="0.741cm" fo:orphans="2" fo:widows="2" fo:text-indent="0cm" style:auto-text-indent="false" fo:padding="0cm" fo:border="none"/>
    </style:style>
    <style:style style:name="P39" style:family="paragraph" style:parent-style-name="Text_20_body" style:list-style-name="L5">
      <style:paragraph-properties fo:margin-left="1.429cm" fo:margin-right="0.635cm" fo:margin-top="0cm" fo:margin-bottom="0cm" loext:contextual-spacing="false" style:line-height-at-least="0.741cm" fo:orphans="2" fo:widows="2" fo:text-indent="0cm" style:auto-text-indent="false" fo:padding="0cm" fo:border="none"/>
    </style:style>
    <style:style style:name="P40" style:family="paragraph" style:parent-style-name="Text_20_body" style:list-style-name="L6">
      <style:paragraph-properties fo:margin-left="1.429cm" fo:margin-right="0.635cm" fo:margin-top="0cm" fo:margin-bottom="0cm" loext:contextual-spacing="false" style:line-height-at-least="0.741cm" fo:orphans="2" fo:widows="2" fo:text-indent="0cm" style:auto-text-indent="false" fo:padding="0cm" fo:border="none"/>
    </style:style>
    <style:style style:name="P41" style:family="paragraph" style:parent-style-name="Text_20_body" style:list-style-name="L7">
      <style:paragraph-properties fo:margin-left="1.429cm" fo:margin-right="0.635cm" fo:margin-top="0cm" fo:margin-bottom="0cm" loext:contextual-spacing="false" style:line-height-at-least="0.741cm" fo:orphans="2" fo:widows="2" fo:text-indent="0cm" style:auto-text-indent="false" fo:padding="0cm" fo:border="none"/>
    </style:style>
    <style:style style:name="P42" style:family="paragraph" style:parent-style-name="Text_20_body" style:list-style-name="L8">
      <style:paragraph-properties fo:margin-left="1.429cm" fo:margin-right="0.635cm" fo:margin-top="0cm" fo:margin-bottom="0cm" loext:contextual-spacing="false" style:line-height-at-least="0.741cm" fo:orphans="2" fo:widows="2" fo:text-indent="0cm" style:auto-text-indent="false" fo:padding="0cm" fo:border="none"/>
    </style:style>
    <style:style style:name="P43" style:family="paragraph" style:parent-style-name="Text_20_body" style:list-style-name="L10">
      <style:paragraph-properties fo:margin-left="1.429cm" fo:margin-right="0.635cm" fo:margin-top="0cm" fo:margin-bottom="0cm" loext:contextual-spacing="false" style:line-height-at-least="0.741cm" fo:orphans="2" fo:widows="2" fo:text-indent="0cm" style:auto-text-indent="false" fo:padding="0cm" fo:border="none"/>
    </style:style>
    <style:style style:name="P44" style:family="paragraph" style:parent-style-name="Text_20_body" style:list-style-name="L11">
      <style:paragraph-properties fo:margin-left="1.429cm" fo:margin-right="0.635cm" fo:margin-top="0cm" fo:margin-bottom="0cm" loext:contextual-spacing="false" style:line-height-at-least="0.741cm" fo:orphans="2" fo:widows="2" fo:text-indent="0cm" style:auto-text-indent="false" fo:padding="0cm" fo:border="none"/>
    </style:style>
    <style:style style:name="P45" style:family="paragraph" style:parent-style-name="Text_20_body" style:list-style-name="L12">
      <style:paragraph-properties fo:margin-left="1.429cm" fo:margin-right="0.635cm" fo:margin-top="0cm" fo:margin-bottom="0cm" loext:contextual-spacing="false" style:line-height-at-least="0.741cm" fo:orphans="2" fo:widows="2" fo:text-indent="0cm" style:auto-text-indent="false" fo:padding="0cm" fo:border="none"/>
    </style:style>
    <style:style style:name="P46" style:family="paragraph" style:parent-style-name="Text_20_body" style:list-style-name="L13">
      <style:paragraph-properties fo:margin-left="1.429cm" fo:margin-right="0.635cm" fo:margin-top="0cm" fo:margin-bottom="0cm" loext:contextual-spacing="false" style:line-height-at-least="0.741cm" fo:orphans="2" fo:widows="2" fo:text-indent="0cm" style:auto-text-indent="false" fo:padding="0cm" fo:border="none"/>
    </style:style>
    <style:style style:name="P47" style:family="paragraph" style:parent-style-name="Text_20_body" style:list-style-name="L14">
      <style:paragraph-properties fo:margin-left="1.429cm" fo:margin-right="0.635cm" fo:margin-top="0cm" fo:margin-bottom="0cm" loext:contextual-spacing="false" style:line-height-at-least="0.741cm" fo:orphans="2" fo:widows="2" fo:text-indent="0cm" style:auto-text-indent="false" fo:padding="0cm" fo:border="none"/>
    </style:style>
    <style:style style:name="P48" style:family="paragraph" style:parent-style-name="Text_20_body" style:list-style-name="L15">
      <style:paragraph-properties fo:margin-left="1.429cm" fo:margin-right="0.635cm" fo:margin-top="0cm" fo:margin-bottom="0cm" loext:contextual-spacing="false" style:line-height-at-least="0.741cm" fo:orphans="2" fo:widows="2" fo:text-indent="0cm" style:auto-text-indent="false" fo:padding="0cm" fo:border="none"/>
    </style:style>
    <style:style style:name="P49" style:family="paragraph" style:parent-style-name="Text_20_body" style:list-style-name="L16">
      <style:paragraph-properties fo:margin-left="1.429cm" fo:margin-right="0.635cm" fo:margin-top="0cm" fo:margin-bottom="0cm" loext:contextual-spacing="false" style:line-height-at-least="0.741cm" fo:orphans="2" fo:widows="2" fo:text-indent="0cm" style:auto-text-indent="false" fo:padding="0cm" fo:border="none"/>
    </style:style>
    <style:style style:name="P50" style:family="paragraph" style:parent-style-name="Text_20_body" style:list-style-name="L17">
      <style:paragraph-properties fo:margin-left="1.429cm" fo:margin-right="0.635cm" fo:margin-top="0cm" fo:margin-bottom="0cm" loext:contextual-spacing="false" style:line-height-at-least="0.741cm" fo:orphans="2" fo:widows="2" fo:text-indent="0cm" style:auto-text-indent="false" fo:padding="0cm" fo:border="none"/>
    </style:style>
    <style:style style:name="P51" style:family="paragraph" style:parent-style-name="Text_20_body" style:list-style-name="L18">
      <style:paragraph-properties fo:margin-left="1.429cm" fo:margin-right="0.635cm" fo:margin-top="0cm" fo:margin-bottom="0cm" loext:contextual-spacing="false" style:line-height-at-least="0.741cm" fo:orphans="2" fo:widows="2" fo:text-indent="0cm" style:auto-text-indent="false" fo:padding="0cm" fo:border="none"/>
    </style:style>
    <style:style style:name="P52" style:family="paragraph" style:parent-style-name="Text_20_body" style:list-style-name="L20">
      <style:paragraph-properties fo:margin-left="1.429cm" fo:margin-right="0.635cm" fo:margin-top="0cm" fo:margin-bottom="0cm" loext:contextual-spacing="false" style:line-height-at-least="0.741cm" fo:orphans="2" fo:widows="2" fo:text-indent="0cm" style:auto-text-indent="false" fo:padding="0cm" fo:border="none"/>
    </style:style>
    <style:style style:name="P53" style:family="paragraph" style:parent-style-name="Text_20_body" style:list-style-name="L21">
      <style:paragraph-properties fo:margin-left="1.429cm" fo:margin-right="0.635cm" fo:margin-top="0cm" fo:margin-bottom="0cm" loext:contextual-spacing="false" style:line-height-at-least="0.741cm" fo:orphans="2" fo:widows="2" fo:text-indent="0cm" style:auto-text-indent="false" fo:padding="0cm" fo:border="none"/>
    </style:style>
    <style:style style:name="P54" style:family="paragraph" style:parent-style-name="Text_20_body" style:list-style-name="L22">
      <style:paragraph-properties fo:margin-left="1.429cm" fo:margin-right="0.635cm" fo:margin-top="0cm" fo:margin-bottom="0cm" loext:contextual-spacing="false" style:line-height-at-least="0.741cm" fo:orphans="2" fo:widows="2" fo:text-indent="0cm" style:auto-text-indent="false" fo:padding="0cm" fo:border="none"/>
    </style:style>
    <style:style style:name="P55" style:family="paragraph" style:parent-style-name="Text_20_body" style:list-style-name="L24">
      <style:paragraph-properties fo:margin-left="1.429cm" fo:margin-right="0.635cm" fo:margin-top="0cm" fo:margin-bottom="0cm" loext:contextual-spacing="false" style:line-height-at-least="0.741cm" fo:orphans="2" fo:widows="2" fo:text-indent="0cm" style:auto-text-indent="false" fo:padding="0cm" fo:border="none"/>
    </style:style>
    <style:style style:name="P56" style:family="paragraph" style:parent-style-name="Text_20_body" style:list-style-name="L25">
      <style:paragraph-properties fo:margin-left="1.429cm" fo:margin-right="0.635cm" fo:margin-top="0cm" fo:margin-bottom="0cm" loext:contextual-spacing="false" style:line-height-at-least="0.741cm" fo:orphans="2" fo:widows="2" fo:text-indent="0cm" style:auto-text-indent="false" fo:padding="0cm" fo:border="none"/>
    </style:style>
    <style:style style:name="P57" style:family="paragraph" style:parent-style-name="Text_20_body" style:list-style-name="L27">
      <style:paragraph-properties fo:margin-left="1.429cm" fo:margin-right="0.635cm" fo:margin-top="0cm" fo:margin-bottom="0cm" loext:contextual-spacing="false" style:line-height-at-least="0.741cm" fo:orphans="2" fo:widows="2" fo:text-indent="0cm" style:auto-text-indent="false" fo:padding="0cm" fo:border="none"/>
    </style:style>
    <style:style style:name="P58" style:family="paragraph" style:parent-style-name="Text_20_body" style:list-style-name="L28">
      <style:paragraph-properties fo:margin-left="1.429cm" fo:margin-right="0.635cm" fo:margin-top="0cm" fo:margin-bottom="0cm" loext:contextual-spacing="false" style:line-height-at-least="0.741cm" fo:orphans="2" fo:widows="2" fo:text-indent="0cm" style:auto-text-indent="false" fo:padding="0cm" fo:border="none"/>
    </style:style>
    <style:style style:name="P59" style:family="paragraph" style:parent-style-name="Text_20_body" style:list-style-name="L31">
      <style:paragraph-properties fo:margin-left="1.429cm" fo:margin-right="0.635cm" fo:margin-top="0cm" fo:margin-bottom="0cm" loext:contextual-spacing="false" style:line-height-at-least="0.741cm" fo:orphans="2" fo:widows="2" fo:text-indent="0cm" style:auto-text-indent="false" fo:padding="0cm" fo:border="none"/>
    </style:style>
    <style:style style:name="P60" style:family="paragraph" style:parent-style-name="Text_20_body" style:list-style-name="L32">
      <style:paragraph-properties fo:margin-left="1.429cm" fo:margin-right="0.635cm" fo:margin-top="0cm" fo:margin-bottom="0cm" loext:contextual-spacing="false" style:line-height-at-least="0.741cm" fo:orphans="2" fo:widows="2" fo:text-indent="0cm" style:auto-text-indent="false" fo:padding="0cm" fo:border="none"/>
    </style:style>
    <style:style style:name="P61" style:family="paragraph" style:parent-style-name="Text_20_body" style:list-style-name="L34">
      <style:paragraph-properties fo:margin-left="1.429cm" fo:margin-right="0.635cm" fo:margin-top="0cm" fo:margin-bottom="0cm" loext:contextual-spacing="false" style:line-height-at-least="0.741cm" fo:orphans="2" fo:widows="2" fo:text-indent="0cm" style:auto-text-indent="false" fo:padding="0cm" fo:border="none"/>
    </style:style>
    <style:style style:name="P62" style:family="paragraph" style:parent-style-name="Text_20_body" style:list-style-name="L36">
      <style:paragraph-properties fo:margin-left="1.429cm" fo:margin-right="0.635cm" fo:margin-top="0cm" fo:margin-bottom="0cm" loext:contextual-spacing="false" style:line-height-at-least="0.741cm" fo:orphans="2" fo:widows="2" fo:text-indent="0cm" style:auto-text-indent="false" fo:padding="0cm" fo:border="none"/>
    </style:style>
    <style:style style:name="P63" style:family="paragraph" style:parent-style-name="Text_20_body" style:list-style-name="L37">
      <style:paragraph-properties fo:margin-left="1.429cm" fo:margin-right="0.635cm" fo:margin-top="0cm" fo:margin-bottom="0cm" loext:contextual-spacing="false" style:line-height-at-least="0.741cm" fo:orphans="2" fo:widows="2" fo:text-indent="0cm" style:auto-text-indent="false" fo:padding="0cm" fo:border="none"/>
    </style:style>
    <style:style style:name="P64" style:family="paragraph" style:parent-style-name="Text_20_body" style:list-style-name="L38">
      <style:paragraph-properties fo:margin-left="1.429cm" fo:margin-right="0.635cm" fo:margin-top="0cm" fo:margin-bottom="0cm" loext:contextual-spacing="false" style:line-height-at-least="0.741cm" fo:orphans="2" fo:widows="2" fo:text-indent="0cm" style:auto-text-indent="false" fo:padding="0cm" fo:border="none"/>
    </style:style>
    <style:style style:name="P65" style:family="paragraph" style:parent-style-name="Text_20_body" style:list-style-name="L39">
      <style:paragraph-properties fo:margin-left="1.429cm" fo:margin-right="0.635cm" fo:margin-top="0cm" fo:margin-bottom="0cm" loext:contextual-spacing="false" style:line-height-at-least="0.741cm" fo:orphans="2" fo:widows="2" fo:text-indent="0cm" style:auto-text-indent="false" fo:padding="0cm" fo:border="none"/>
    </style:style>
    <style:style style:name="P66" style:family="paragraph" style:parent-style-name="Text_20_body" style:list-style-name="L42">
      <style:paragraph-properties fo:margin-left="1.429cm" fo:margin-right="0.635cm" fo:margin-top="0cm" fo:margin-bottom="0cm" loext:contextual-spacing="false" style:line-height-at-least="0.741cm" fo:orphans="2" fo:widows="2" fo:text-indent="0cm" style:auto-text-indent="false" fo:padding="0cm" fo:border="none"/>
    </style:style>
    <style:style style:name="P67" style:family="paragraph" style:parent-style-name="Text_20_body" style:list-style-name="L43">
      <style:paragraph-properties fo:margin-left="1.429cm" fo:margin-right="0.635cm" fo:margin-top="0cm" fo:margin-bottom="0cm" loext:contextual-spacing="false" style:line-height-at-least="0.741cm" fo:orphans="2" fo:widows="2" fo:text-indent="0cm" style:auto-text-indent="false" fo:padding="0cm" fo:border="none"/>
    </style:style>
    <style:style style:name="P68" style:family="paragraph" style:parent-style-name="Text_20_body" style:list-style-name="L45">
      <style:paragraph-properties fo:margin-left="1.429cm" fo:margin-right="0.635cm" fo:margin-top="0cm" fo:margin-bottom="0cm" loext:contextual-spacing="false" style:line-height-at-least="0.741cm" fo:orphans="2" fo:widows="2" fo:text-indent="0cm" style:auto-text-indent="false" fo:padding="0cm" fo:border="none"/>
    </style:style>
    <style:style style:name="P69" style:family="paragraph" style:parent-style-name="Text_20_body" style:list-style-name="L47">
      <style:paragraph-properties fo:margin-left="1.429cm" fo:margin-right="0.635cm" fo:margin-top="0cm" fo:margin-bottom="0cm" loext:contextual-spacing="false" style:line-height-at-least="0.741cm" fo:orphans="2" fo:widows="2" fo:text-indent="0cm" style:auto-text-indent="false" fo:padding="0cm" fo:border="none"/>
    </style:style>
    <style:style style:name="P70" style:family="paragraph" style:parent-style-name="Text_20_body" style:list-style-name="L1">
      <style:paragraph-properties fo:margin-left="1.429cm" fo:margin-right="0.635cm" fo:margin-top="0cm" fo:margin-bottom="0cm" loext:contextual-spacing="false" style:line-height-at-least="0.741cm" fo:orphans="2" fo:widows="2" fo:text-indent="0cm" style:auto-text-indent="false" fo:padding="0cm" fo:border="none"/>
    </style:style>
    <style:style style:name="P71" style:family="paragraph" style:parent-style-name="Text_20_body" style:list-style-name="L4">
      <style:paragraph-properties fo:margin-left="1.429cm" fo:margin-right="0.635cm" fo:margin-top="0cm" fo:margin-bottom="0cm" loext:contextual-spacing="false" style:line-height-at-least="0.741cm" fo:orphans="2" fo:widows="2" fo:text-indent="0cm" style:auto-text-indent="false" fo:padding="0cm" fo:border="none"/>
    </style:style>
    <style:style style:name="P72" style:family="paragraph" style:parent-style-name="Text_20_body" style:list-style-name="L19">
      <style:paragraph-properties fo:margin-left="1.429cm" fo:margin-right="0.635cm" fo:margin-top="0cm" fo:margin-bottom="0cm" loext:contextual-spacing="false" style:line-height-at-least="0.741cm" fo:orphans="2" fo:widows="2" fo:text-indent="0cm" style:auto-text-indent="false" fo:padding="0cm" fo:border="none"/>
    </style:style>
    <style:style style:name="P73" style:family="paragraph" style:parent-style-name="Text_20_body" style:list-style-name="L33">
      <style:paragraph-properties fo:margin-left="1.429cm" fo:margin-right="0.635cm" fo:margin-top="0cm" fo:margin-bottom="0cm" loext:contextual-spacing="false" style:line-height-at-least="0.741cm" fo:orphans="2" fo:widows="2" fo:text-indent="0cm" style:auto-text-indent="false" fo:padding="0cm" fo:border="none"/>
    </style:style>
    <style:style style:name="P74" style:family="paragraph" style:parent-style-name="Text_20_body" style:list-style-name="L41">
      <style:paragraph-properties fo:margin-left="1.429cm" fo:margin-right="0.635cm" fo:margin-top="0cm" fo:margin-bottom="0cm" loext:contextual-spacing="false" style:line-height-at-least="0.741cm" fo:orphans="2" fo:widows="2" fo:text-indent="0cm" style:auto-text-indent="false" fo:padding="0cm" fo:border="none"/>
    </style:style>
    <style:style style:name="P75" style:family="paragraph" style:parent-style-name="Text_20_body" style:list-style-name="L44">
      <style:paragraph-properties fo:margin-left="1.429cm" fo:margin-right="0.635cm" fo:margin-top="0cm" fo:margin-bottom="0cm" loext:contextual-spacing="false" style:line-height-at-least="0.741cm" fo:orphans="2" fo:widows="2" fo:text-indent="0cm" style:auto-text-indent="false" fo:padding="0cm" fo:border="none"/>
    </style:style>
    <style:style style:name="P76" style:family="paragraph" style:parent-style-name="Text_20_body">
      <style:paragraph-properties fo:margin-left="0.635cm" fo:margin-right="0.635cm" fo:margin-top="0cm" fo:margin-bottom="0cm" loext:contextual-spacing="false" style:line-height-at-least="0.847cm" fo:orphans="2" fo:widows="2" fo:text-indent="0cm" style:auto-text-indent="false"/>
      <style:text-properties fo:font-variant="normal" fo:text-transform="none" fo:color="#292929" style:font-name="source-serif-pro" fo:font-size="15pt" fo:letter-spacing="normal" fo:font-style="normal" fo:font-weight="normal"/>
    </style:style>
    <style:style style:name="P77" style:family="paragraph" style:parent-style-name="Text_20_body">
      <style:paragraph-properties fo:margin-left="0.635cm" fo:margin-right="0.635cm" fo:margin-top="0cm" fo:margin-bottom="0cm" loext:contextual-spacing="false" style:line-height-at-least="0.847cm" fo:orphans="2" fo:widows="2" fo:text-indent="0cm" style:auto-text-indent="false"/>
      <style:text-properties fo:font-variant="normal" fo:text-transform="none" fo:color="#292929" fo:letter-spacing="normal"/>
    </style:style>
    <style:style style:name="P78" style:family="paragraph" style:parent-style-name="Text_20_body">
      <style:paragraph-properties fo:margin-left="0.635cm" fo:margin-right="0.635cm" fo:margin-top="0cm" fo:margin-bottom="0cm" loext:contextual-spacing="false" style:line-height-at-least="0.847cm" fo:orphans="2" fo:widows="2" fo:text-indent="0cm" style:auto-text-indent="false"/>
    </style:style>
    <style:style style:name="T1" style:family="text">
      <style:text-properties style:font-name="source-serif-pro" fo:font-size="15pt" fo:font-style="normal" fo:font-weight="normal"/>
    </style:style>
    <style:style style:name="T2" style:family="text">
      <style:text-properties fo:font-variant="normal" fo:text-transform="none" fo:color="#292929" style:font-name="source-serif-pro" fo:font-size="15pt" fo:letter-spacing="normal" fo:font-style="normal" fo:font-weight="normal"/>
    </style:style>
    <style:style style:name="T3" style:family="text">
      <style:text-properties fo:font-variant="normal" fo:text-transform="none" fo:color="#292929" style:font-name="source-serif-pro" fo:font-size="15pt" fo:letter-spacing="normal" fo:font-style="normal" fo:font-weight="bold"/>
    </style:style>
    <style:style style:name="T4" style:family="text">
      <style:text-properties fo:font-variant="normal" fo:text-transform="none" fo:color="#292929" style:font-name="source-serif-pro" fo:font-size="15pt" fo:letter-spacing="normal" fo:font-style="normal" style:text-underline-style="solid" style:text-underline-width="auto" style:text-underline-color="font-color" fo:font-weight="normal"/>
    </style:style>
    <style:style style:name="T5" style:family="text">
      <style:text-properties fo:font-variant="normal" fo:text-transform="none" fo:color="#292929" style:font-name="source-serif-pro" fo:font-size="15pt" fo:letter-spacing="normal" fo:font-style="italic" fo:font-weight="normal"/>
    </style:style>
    <style:style style:name="T6" style:family="text">
      <style:text-properties fo:font-variant="normal" fo:text-transform="none" fo:color="#292929" style:font-name="source-code-pro" fo:font-size="11.25pt" fo:letter-spacing="normal" fo:font-style="normal" fo:font-weight="normal" fo:background-color="#f2f2f2" loext:char-shading-value="0" loext:padding="0cm" loext:border="none"/>
    </style:style>
    <style:style style:name="T7" style:family="text">
      <style:text-properties fo:font-variant="normal" fo:text-transform="none" fo:color="#292929" fo:letter-spacing="normal" style:font-name-asian="source-serif-pro" style:font-size-asian="15pt" style:font-style-asian="italic" style:font-weight-asian="normal"/>
    </style:style>
    <style:style style:name="T8" style:family="text">
      <style:text-properties style:font-name="source-code-pro" fo:font-size="12pt" fo:font-style="normal" fo:font-weight="normal"/>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KUBERNETES</text:p>
      <text:h text:style-name="P2" text:outline-level="2"><text:bookmark text:name="8887"/>Pods</text:h>
      <text:list xml:id="list3066108990" text:style-name="L1">
        <text:list-item>
          <text:p text:style-name="P8"><text:bookmark text:name="1822"/>Each Pod in a Kubernetes cluster has a unique IP address, even Pods on the same Node.</text:p>
        </text:list-item>
        <text:list-item>
          <text:p text:style-name="P8"><text:bookmark text:name="1189"/>Every container in a Pod shares the network namespace, including the IP address and network ports.</text:p>
        </text:list-item>
        <text:list-item>
          <text:p text:style-name="P8"><text:bookmark text:name="0a5f"/>By default, docker uses host-private networking, so containers can talk to other containers only if they are on the same machine.</text:p>
        </text:list-item>
        <text:list-item>
          <text:p text:style-name="P8"><text:bookmark text:name="68da"/>Containers inside a Pod can communicate with one another using localhost, and all pods in a cluster can see each other without NAT.</text:p>
        </text:list-item>
        <text:list-item>
          <text:p text:style-name="P8"><text:bookmark text:name="1c26"/>All containers in the Pod can access the shared volumes, allowing those containers to share data.</text:p>
        </text:list-item>
        <text:list-item>
          <text:p text:style-name="P70"><text:bookmark text:name="4aa1"/><text:span text:style-name="T2">Although each Pod has a unique IP address, those IPs are not exposed outside the cluster without a Service. </text:span><text:span text:style-name="Emphasis"><text:span text:style-name="T5">Services allow your applications to receive traffic</text:span></text:span><text:span text:style-name="T2">.</text:span></text:p>
        </text:list-item>
      </text:list>
      <text:h text:style-name="P3" text:outline-level="2"><text:bookmark text:name="ba1c"/>ReplicaSets</text:h>
      <text:list xml:id="list2725946557" text:style-name="L2">
        <text:list-item>
          <text:p text:style-name="P9"><text:bookmark text:name="e7a8"/>Scaling is accomplished by changing the number of replicas in a Deployment</text:p>
        </text:list-item>
        <text:list-item>
          <text:p text:style-name="P37"><text:bookmark text:name="8854"/><text:span text:style-name="T2">A </text:span><text:span text:style-name="Strong_20_Emphasis"><text:span text:style-name="T3">ReplicaSet</text:span></text:span><text:span text:style-name="T2"> might dynamically drive the cluster back to desired state via creation of new Pods to keep your application running</text:span></text:p>
        </text:list-item>
        <text:list-item>
          <text:p text:style-name="P9"><text:bookmark text:name="dc8f"/>Kubernetes also supports autoscaling of Pods, but it is outside of the scope of this article. Scaling to zero is also possible, and it will terminate all Pods of the specified Deployment.</text:p>
        </text:list-item>
        <text:list-item>
          <text:p text:style-name="P9"><text:bookmark text:name="3140"/>States in a kubernetes replicaset</text:p>
        </text:list-item>
      </text:list>
      <text:list xml:id="list2721294759" text:style-name="L3">
        <text:list-item>
          <text:p text:style-name="P38"><text:bookmark text:name="510f"/><text:span text:style-name="T2">1. </text:span><text:span text:style-name="Emphasis"><text:span text:style-name="T5">DESIRED</text:span></text:span><text:span text:style-name="T2"> : Configured number of replicas</text:span></text:p>
        </text:list-item>
        <text:list-item>
          <text:p text:style-name="P38"><text:bookmark text:name="4127"/><text:span text:style-name="T2">2. </text:span><text:span text:style-name="Emphasis"><text:span text:style-name="T5">CURRENT</text:span></text:span><text:span text:style-name="T2"> : Show how many replicas are running now</text:span></text:p>
        </text:list-item>
        <text:list-item>
          <text:p text:style-name="P38"><text:bookmark text:name="a70e"/><text:span text:style-name="T2">3. </text:span><text:span text:style-name="Emphasis"><text:span text:style-name="T5">UP-TO-DATE</text:span></text:span><text:span text:style-name="T2"> : Number of replicas that were updated to match the desired (configured) state</text:span></text:p>
        </text:list-item>
        <text:list-item>
          <text:p text:style-name="P38"><text:bookmark text:name="3d52"/><text:soft-page-break/><text:span text:style-name="T2">4. </text:span><text:span text:style-name="Emphasis"><text:span text:style-name="T5">AVAILABLE</text:span></text:span><text:span text:style-name="T2"> : Shows how many replicas are actually AVAILABLE to the users</text:span></text:p>
        </text:list-item>
      </text:list>
      <text:p text:style-name="P78"><text:bookmark text:name="7a86"/><text:span text:style-name="T2">5. Updates in kubernetes are versioned, and any </text:span><text:span text:style-name="Emphasis"><text:span text:style-name="T5">deployment update</text:span></text:span><text:span text:style-name="T2"> can be reverted to a previous (stable) version.</text:span></text:p>
      <text:h text:style-name="P3" text:outline-level="2"><text:bookmark text:name="670b"/>Controller</text:h>
      <text:list xml:id="list1729135586" text:style-name="L4">
        <text:list-item>
          <text:p text:style-name="P71"><text:bookmark text:name="98b0"/><text:span text:style-name="T2">A </text:span><text:span text:style-name="Strong_20_Emphasis"><text:span text:style-name="T3">controller</text:span></text:span><text:span text:style-name="T2"> handles all aspects of pod management including, but not limited to, creation, scheduling, replication, and healing of pods.</text:span></text:p>
        </text:list-item>
      </text:list>
      <text:h text:style-name="P3" text:outline-level="2"><text:bookmark text:name="f5ce"/>Kubernetes Master Components</text:h>
      <text:list xml:id="list3667911559" text:style-name="L5">
        <text:list-item>
          <text:p text:style-name="P39"><text:bookmark text:name="32e5"/><text:span text:style-name="Strong_20_Emphasis"><text:span text:style-name="T3">kube-apiserver</text:span></text:span><text:span text:style-name="T2"> : Exposes the Kubernetes API. It is designed to scale horizontally</text:span></text:p>
        </text:list-item>
        <text:list-item>
          <text:p text:style-name="P39"><text:bookmark text:name="da7d"/><text:span text:style-name="Strong_20_Emphasis"><text:span text:style-name="T3">etcd</text:span></text:span><text:span text:style-name="T2"> : Consistent and highly-available key value store used as Kubernetes’ backing store for all cluster data. Always have a backup plan for etcd’s data for your Kubernetes cluster.</text:span></text:p>
        </text:list-item>
        <text:list-item>
          <text:p text:style-name="P39"><text:bookmark text:name="ffd4"/><text:span text:style-name="Strong_20_Emphasis"><text:span text:style-name="T3">kube-scheduler</text:span></text:span><text:span text:style-name="T2"> : Schedules newly created pods to run on nodes based on individual and collective resource requirements, hardware/software/policy constraints, affinity and anti-affinity specifications, data locality, inter-workload interference and deadlines.</text:span></text:p>
        </text:list-item>
        <text:list-item>
          <text:p text:style-name="P39"><text:bookmark text:name="fe5c"/><text:span text:style-name="Strong_20_Emphasis"><text:span text:style-name="T3">kube-controller-manager</text:span></text:span><text:span text:style-name="T2"> : Runs controllers. Each controller includes:</text:span></text:p>
        </text:list-item>
      </text:list>
      <text:list xml:id="list276664438" text:style-name="L6">
        <text:list-item>
          <text:p text:style-name="P40"><text:bookmark text:name="ee3d"/><text:span text:style-name="T2">1. </text:span><text:span text:style-name="Strong_20_Emphasis"><text:span text:style-name="T3">Node controller</text:span></text:span><text:span text:style-name="T2">: Responsible for noticing and responding when nodes go down.</text:span></text:p>
        </text:list-item>
        <text:list-item>
          <text:p text:style-name="P40"><text:bookmark text:name="c419"/><text:span text:style-name="T2">2. </text:span><text:span text:style-name="Strong_20_Emphasis"><text:span text:style-name="T3">Replication Controller</text:span></text:span><text:span text:style-name="T2">: Responsible for maintaining the correct number of pods for every replication controller object in the system.</text:span></text:p>
        </text:list-item>
        <text:list-item>
          <text:p text:style-name="P40"><text:bookmark text:name="e0ce"/><text:span text:style-name="T2">3. </text:span><text:span text:style-name="Strong_20_Emphasis"><text:span text:style-name="T3">Endpoints Controller</text:span></text:span><text:span text:style-name="T2">: Populates the Endpoints object (that is, joins Services &amp; Pods).</text:span></text:p>
        </text:list-item>
        <text:list-item>
          <text:p text:style-name="P40"><text:bookmark text:name="bb99"/><text:span text:style-name="T2">4. </text:span><text:span text:style-name="Strong_20_Emphasis"><text:span text:style-name="T3">Service Account &amp; Token Controllers</text:span></text:span><text:span text:style-name="T2">: Create default accounts and API access tokens for new namespaces.</text:span></text:p>
        </text:list-item>
      </text:list>
      <text:p text:style-name="P78"><text:bookmark text:name="794e"/><text:soft-page-break/><text:span text:style-name="T2">5. </text:span><text:span text:style-name="Strong_20_Emphasis"><text:span text:style-name="T3">Cloud controller manager</text:span></text:span><text:span text:style-name="T2"> : runs controllers that interact with the underlying cloud providers. The cloud-controller-manager binary is an alpha feature introduced in Kubernetes release 1.6. The following controllers have cloud provider dependencies:</text:span></text:p>
      <text:list xml:id="list985497228" text:style-name="L7">
        <text:list-item>
          <text:p text:style-name="P41"><text:bookmark text:name="93c0"/><text:span text:style-name="T2">1. </text:span><text:span text:style-name="Strong_20_Emphasis"><text:span text:style-name="T3">Node Controller</text:span></text:span><text:span text:style-name="T2">: For checking the cloud provider to determine if a node has been deleted in the cloud after it stops responding</text:span></text:p>
        </text:list-item>
        <text:list-item>
          <text:p text:style-name="P41"><text:bookmark text:name="931d"/><text:span text:style-name="T2">2. </text:span><text:span text:style-name="Strong_20_Emphasis"><text:span text:style-name="T3">Route Controller</text:span></text:span><text:span text:style-name="T2">: For setting up routes in the underlying cloud infrastructure</text:span></text:p>
        </text:list-item>
        <text:list-item>
          <text:p text:style-name="P41"><text:bookmark text:name="50c1"/><text:span text:style-name="T2">3. </text:span><text:span text:style-name="Strong_20_Emphasis"><text:span text:style-name="T3">Service Controller</text:span></text:span><text:span text:style-name="T2">: For creating, updating and deleting cloud provider load balancers</text:span></text:p>
        </text:list-item>
        <text:list-item>
          <text:p text:style-name="P41"><text:bookmark text:name="01d1"/><text:span text:style-name="T2">4. </text:span><text:span text:style-name="Strong_20_Emphasis"><text:span text:style-name="T3">Volume Controller</text:span></text:span><text:span text:style-name="T2">: For creating, attaching, and mounting volumes, and interacting with the cloud provider to orchestrate volumes</text:span></text:p>
        </text:list-item>
      </text:list>
      <text:h text:style-name="P3" text:outline-level="2"><text:bookmark text:name="0130"/>Kubernetes Node components</text:h>
      <text:list xml:id="list570173107" text:style-name="L8">
        <text:list-item>
          <text:p text:style-name="P42"><text:bookmark text:name="97c1"/><text:span text:style-name="Strong_20_Emphasis"><text:span text:style-name="T3">kubelet</text:span></text:span><text:span text:style-name="T2"> : An agent that runs on each node in the cluster. It makes sure that containers are running in a pod. It doesn’t manage containers which were not created by Kubernetes.</text:span></text:p>
        </text:list-item>
        <text:list-item>
          <text:p text:style-name="P42"><text:bookmark text:name="8e02"/><text:span text:style-name="Strong_20_Emphasis"><text:span text:style-name="T3">Container runtime</text:span></text:span></text:p>
        </text:list-item>
        <text:list-item>
          <text:p text:style-name="P42"><text:bookmark text:name="6d5b"/><text:span text:style-name="Strong_20_Emphasis"><text:span text:style-name="T3">Addons</text:span></text:span><text:span text:style-name="T2"> : Provides cluster features</text:span></text:p>
        </text:list-item>
        <text:list-item>
          <text:p text:style-name="P42"><text:bookmark text:name="7e9f"/><text:span text:style-name="Strong_20_Emphasis"><text:span text:style-name="T3">DNS</text:span></text:span><text:span text:style-name="T2"> : DNS server. Serves DNS records for Kubernetes services. Containers started by Kubernetes automatically include this DNS server in their DNS searches.</text:span></text:p>
        </text:list-item>
        <text:list-item>
          <text:p text:style-name="P42"><text:bookmark text:name="f970"/><text:span text:style-name="Strong_20_Emphasis"><text:span text:style-name="T3">Web UI</text:span></text:span></text:p>
        </text:list-item>
        <text:list-item>
          <text:p text:style-name="P42"><text:bookmark text:name="7901"/><text:span text:style-name="Strong_20_Emphasis"><text:span text:style-name="T3">Container Resource Monitoring</text:span></text:span></text:p>
        </text:list-item>
        <text:list-item>
          <text:p text:style-name="P42"><text:bookmark text:name="e025"/><text:span text:style-name="Strong_20_Emphasis"><text:span text:style-name="T3">Cluster-level logging</text:span></text:span></text:p>
        </text:list-item>
      </text:list>
      <text:h text:style-name="P3" text:outline-level="2"><text:bookmark text:name="c3d4"/>Kubernetes Objects</text:h>
      <text:list xml:id="list3003097884" text:style-name="L9">
        <text:list-item>
          <text:p text:style-name="P10"><text:bookmark text:name="a58b"/>They are persistent entities in the Kubernetes system. Kubernetes uses these entities to represent the state of your cluster.</text:p>
        </text:list-item>
        <text:list-item>
          <text:p text:style-name="P10"><text:bookmark text:name="195b"/><text:soft-page-break/>By creating an object, you’re effectively telling the Kubernetes system what you want your cluster’s workload to look like; this is your cluster’s desired state.</text:p>
        </text:list-item>
        <text:list-item>
          <text:p text:style-name="P10"><text:bookmark text:name="a356"/>Every Kubernetes object includes two nested object fields that govern the object’s configuration: the object spec and the object status.</text:p>
        </text:list-item>
      </text:list>
      <text:list xml:id="list3574575877" text:style-name="L10">
        <text:list-item>
          <text:p text:style-name="P43"><text:bookmark text:name="23ce"/><text:span text:style-name="T2">1. </text:span><text:span text:style-name="Strong_20_Emphasis"><text:span text:style-name="T3">Spec</text:span></text:span><text:span text:style-name="T2"> : It describes your desired state for the object</text:span></text:p>
        </text:list-item>
        <text:list-item>
          <text:p text:style-name="P43"><text:bookmark text:name="b544"/><text:span text:style-name="T2">2. </text:span><text:span text:style-name="Strong_20_Emphasis"><text:span text:style-name="T3">Status</text:span></text:span><text:span text:style-name="T2"> : It describes the actual state of the object, and is supplied and updated by the Kubernetes system.</text:span></text:p>
        </text:list-item>
      </text:list>
      <text:p text:style-name="P78"><text:bookmark text:name="65aa"/><text:span text:style-name="T2">4. Required fields in an </text:span><text:span text:style-name="Emphasis"><text:span text:style-name="T5">object spec</text:span></text:span><text:span text:style-name="T2"> file:</text:span></text:p>
      <text:list xml:id="list3826234018" text:style-name="L11">
        <text:list-item>
          <text:p text:style-name="P44"><text:bookmark text:name="5792"/><text:span text:style-name="T2">1. </text:span><text:span text:style-name="Strong_20_Emphasis"><text:span text:style-name="T3">apiVersion</text:span></text:span></text:p>
        </text:list-item>
        <text:list-item>
          <text:p text:style-name="P44"><text:bookmark text:name="7351"/><text:span text:style-name="T2">2. </text:span><text:span text:style-name="Strong_20_Emphasis"><text:span text:style-name="T3">kind</text:span></text:span></text:p>
        </text:list-item>
        <text:list-item>
          <text:p text:style-name="P44"><text:bookmark text:name="1c25"/><text:span text:style-name="T2">3. </text:span><text:span text:style-name="Strong_20_Emphasis"><text:span text:style-name="T3">metadata</text:span></text:span></text:p>
        </text:list-item>
        <text:list-item>
          <text:p text:style-name="P44"><text:bookmark text:name="2645"/><text:span text:style-name="T2">1. </text:span><text:span text:style-name="Emphasis"><text:span text:style-name="T5">name</text:span></text:span><text:span text:style-name="T2">: mandatory</text:span></text:p>
        </text:list-item>
        <text:list-item>
          <text:p text:style-name="P44"><text:bookmark text:name="4522"/><text:span text:style-name="T2">2. </text:span><text:span text:style-name="Emphasis"><text:span text:style-name="T5">uid</text:span></text:span><text:span text:style-name="T2">: mandatory: system provided</text:span></text:p>
        </text:list-item>
        <text:list-item>
          <text:p text:style-name="P44"><text:bookmark text:name="9965"/><text:span text:style-name="T2">3. </text:span><text:span text:style-name="Emphasis"><text:span text:style-name="T5">namespace</text:span></text:span><text:span text:style-name="T2">: optional</text:span></text:p>
        </text:list-item>
        <text:list-item>
          <text:p text:style-name="P44"><text:bookmark text:name="8497"/><text:span text:style-name="T2">4. </text:span><text:span text:style-name="Strong_20_Emphasis"><text:span text:style-name="T3">spec</text:span></text:span></text:p>
        </text:list-item>
      </text:list>
      <text:p text:style-name="P78"><text:bookmark text:name="ca29"/><text:span text:style-name="T2">5. All objects in the Kubernetes REST API are unambiguously identified by a </text:span><text:span text:style-name="Strong_20_Emphasis"><text:span text:style-name="T3">Name</text:span></text:span><text:span text:style-name="T2"> and a </text:span><text:span text:style-name="Strong_20_Emphasis"><text:span text:style-name="T3">UID</text:span></text:span><text:span text:style-name="T2">.</text:span></text:p>
      <text:p text:style-name="P78"><text:bookmark text:name="6bb1"/><text:span text:style-name="Emphasis"><text:span text:style-name="T5">6. Name</text:span></text:span><text:span text:style-name="T2"> is a client-provided string that refers to an object in a resource URL, such as </text:span><text:span text:style-name="Emphasis"><text:span text:style-name="T5">/api/v1/pods/some-name</text:span></text:span><text:span text:style-name="T2">. This becomes DNS_NAME?.</text:span></text:p>
      <text:p text:style-name="P76"><text:bookmark text:name="f818"/>7. Only one object of a given kind can have a given name at a time. However, if you delete the object, you can make a new object with the same name.</text:p>
      <text:h text:style-name="P3" text:outline-level="2"><text:bookmark text:name="367d"/>Kubernetes UID’s</text:h>
      <text:list xml:id="list2280794795" text:style-name="L12">
        <text:list-item>
          <text:p text:style-name="P45"><text:bookmark text:name="f939"/><text:span text:style-name="T2">They are a kubernetes </text:span><text:span text:style-name="Emphasis"><text:span text:style-name="T5">systems-generated strings to uniquely identify objects</text:span></text:span><text:span text:style-name="T2">.</text:span></text:p>
        </text:list-item>
        <text:list-item>
          <text:p text:style-name="P45"><text:bookmark text:name="9991"/><text:span text:style-name="T2">Every object created over the whole lifetime of a Kubernetes cluster has a </text:span><text:span text:style-name="Strong_20_Emphasis"><text:span text:style-name="T3">distinct UID</text:span></text:span><text:span text:style-name="T2">. It is intended to distinguish between historical occurrences of similar entities.</text:span></text:p>
        </text:list-item>
      </text:list>
      <text:h text:style-name="P3" text:outline-level="2"><text:bookmark text:name="5710"/><text:soft-page-break/>Namespaces</text:h>
      <text:list xml:id="list2874333093" text:style-name="L13">
        <text:list-item>
          <text:p text:style-name="P46"><text:bookmark text:name="d525"/><text:span text:style-name="T2">Kubernetes supports multiple virtual clusters backed by the same physical cluster. These virtual clusters are called </text:span><text:span text:style-name="Strong_20_Emphasis"><text:span text:style-name="T3">namespaces</text:span></text:span><text:span text:style-name="T2">.</text:span></text:p>
        </text:list-item>
        <text:list-item>
          <text:p text:style-name="P11"><text:bookmark text:name="26aa"/>Namespaces are intended for use in environments with many users spread across multiple teams, or projects.</text:p>
        </text:list-item>
        <text:list-item>
          <text:p text:style-name="P46"><text:bookmark text:name="910c"/><text:span text:style-name="T2">Namespaces provide a scope for names. </text:span><text:span text:style-name="Emphasis"><text:span text:style-name="T5">Names of resources need to be unique within a namespace, but not across namespaces</text:span></text:span><text:span text:style-name="T2">.</text:span></text:p>
        </text:list-item>
        <text:list-item>
          <text:p text:style-name="P11"><text:bookmark text:name="a2e3"/>Namespaces can not be nested inside one another.</text:p>
        </text:list-item>
        <text:list-item>
          <text:p text:style-name="P11"><text:bookmark text:name="ba7b"/>Default namesspaces:</text:p>
        </text:list-item>
      </text:list>
      <text:list xml:id="list2622410432" text:style-name="L14">
        <text:list-item>
          <text:p text:style-name="P47"><text:bookmark text:name="d312"/><text:span text:style-name="T2">1. </text:span><text:span text:style-name="Strong_20_Emphasis"><text:span text:style-name="T3">default</text:span></text:span></text:p>
        </text:list-item>
        <text:list-item>
          <text:p text:style-name="P47"><text:bookmark text:name="5401"/><text:span text:style-name="T2">2. </text:span><text:span text:style-name="Strong_20_Emphasis"><text:span text:style-name="T3">kube-system</text:span></text:span><text:span text:style-name="T2">: For objects created by the Kubernetes system</text:span></text:p>
        </text:list-item>
        <text:list-item>
          <text:p text:style-name="P47"><text:bookmark text:name="1ae8"/><text:span text:style-name="T2">3. </text:span><text:span text:style-name="Strong_20_Emphasis"><text:span text:style-name="T3">kube-public</text:span></text:span><text:span text:style-name="T2">: Readable by all users (including those not authenticated).</text:span></text:p>
        </text:list-item>
      </text:list>
      <text:p text:style-name="P76"><text:bookmark text:name="54cb"/>6. If you want to reach a service across namespaces, you need to use the fully qualified domain name (FQDN).</text:p>
      <text:p text:style-name="P78"><text:bookmark text:name="6291"/><text:span text:style-name="T2">7. Default behavior of kubernetes is to lookup a service in local namespace. Service DNS entry is of the form: </text:span><text:span text:style-name="Strong_20_Emphasis"><text:span text:style-name="T3">..svc.cluster.local</text:span></text:span><text:span text:style-name="T2">.</text:span></text:p>
      <text:p text:style-name="P78"><text:bookmark text:name="3939"/><text:span text:style-name="Emphasis"><text:span text:style-name="T5">8. Namespace resources</text:span></text:span><text:span text:style-name="T2"> are not themselves in a namespace.</text:span></text:p>
      <text:p text:style-name="P78"><text:bookmark text:name="3915"/><text:span text:style-name="Emphasis"><text:span text:style-name="T5">9. Low-level resources</text:span></text:span><text:span text:style-name="T2">, such as </text:span><text:span text:style-name="Emphasis"><text:span text:style-name="T5">nodes</text:span></text:span><text:span text:style-name="T2"> and </text:span><text:span text:style-name="Emphasis"><text:span text:style-name="T5">persistentVolumes</text:span></text:span><text:span text:style-name="T2">, are </text:span><text:span text:style-name="Strong_20_Emphasis"><text:span text:style-name="T3">not</text:span></text:span><text:span text:style-name="T2"> in any namespace.</text:span></text:p>
      <text:h text:style-name="P3" text:outline-level="2"><text:bookmark text:name="e824"/>Services</text:h>
      <text:list xml:id="list3090892524" text:style-name="L15">
        <text:list-item>
          <text:p text:style-name="P48"><text:bookmark text:name="bcc7"/><text:span text:style-name="T2">A </text:span><text:span text:style-name="Strong_20_Emphasis"><text:span text:style-name="T3">Service</text:span></text:span><text:span text:style-name="T2"> in Kubernetes is an abstraction which defines a logical set of Pods, and a policy by which to access them. Services enable a </text:span><text:span text:style-name="Emphasis"><text:span text:style-name="T5">loose coupling between dependent Pods</text:span></text:span><text:span text:style-name="T2">.</text:span></text:p>
        </text:list-item>
        <text:list-item>
          <text:p text:style-name="P48"><text:bookmark text:name="46eb"/><text:span text:style-name="T2">Although each Pod has a unique IP address, those IPs are not exposed outside the cluster without a </text:span><text:soft-page-break/><text:span text:style-name="T2">Service. </text:span><text:span text:style-name="Emphasis"><text:span text:style-name="T5">Services allow your applications to receive traffic</text:span></text:span><text:span text:style-name="T2">.</text:span></text:p>
        </text:list-item>
        <text:list-item>
          <text:p text:style-name="P12"><text:bookmark text:name="49d5"/>A service is assigned a unique IP address (also called clusterIP).</text:p>
        </text:list-item>
        <text:list-item>
          <text:p text:style-name="P12"><text:bookmark text:name="42fc"/>This address is tied to the lifespan of the Service, and will not change while the Service is alive</text:p>
        </text:list-item>
        <text:list-item>
          <text:p text:style-name="P12"><text:bookmark text:name="ad7d"/>A Service is backed by a group of Pods, and these pods are exposed through endpoints.</text:p>
        </text:list-item>
        <text:list-item>
          <text:p text:style-name="P12"><text:bookmark text:name="4f74"/>The Service’s selector will be evaluated continuously and the results will be POSTed to an Endpoints object</text:p>
        </text:list-item>
        <text:list-item>
          <text:p text:style-name="P12"><text:bookmark text:name="ea64"/>When a Pod dies, it is automatically removed from the endpoints, and new Pods matching the Service’s selector will automatically get added to the endpoints.</text:p>
        </text:list-item>
        <text:list-item>
          <text:p text:style-name="P48"><text:bookmark text:name="24a2"/><text:span text:style-name="T2">A service IP is </text:span><text:span text:style-name="Emphasis"><text:span text:style-name="T5">completely virtual</text:span></text:span><text:span text:style-name="T2">, it never hits the wire.</text:span></text:p>
        </text:list-item>
        <text:list-item>
          <text:p text:style-name="P48"><text:bookmark text:name="3652"/><text:span text:style-name="T2">Kubernetes services provides a stable, </text:span><text:span text:style-name="Strong_20_Emphasis"><text:span text:style-name="T3">virtual IP (VIP)</text:span></text:span><text:span text:style-name="T2"> address.</text:span></text:p>
        </text:list-item>
        <text:list-item>
          <text:p text:style-name="P12"><text:bookmark text:name="f0a7"/>Virtual IP(VIP) address means it is not attached to any network interface</text:p>
        </text:list-item>
        <text:list-item>
          <text:p text:style-name="P12"><text:bookmark text:name="a1a6"/>VIP’s purpose is to forward traffic to pods</text:p>
        </text:list-item>
        <text:list-item>
          <text:p text:style-name="P48"><text:bookmark text:name="ca83"/><text:span text:style-name="T2">Keeping the mapping between the VIP and the pods up-to-date is the job of </text:span><text:span text:style-name="Emphasis"><text:span text:style-name="T5">kube-proxy</text:span></text:span><text:span text:style-name="T2">, a process that runs on every node, which queries the API server to learn about new services in the cluster.</text:span></text:p>
        </text:list-item>
        <text:list-item>
          <text:p text:style-name="P48"><text:bookmark text:name="47e2"/><text:span text:style-name="T2">The </text:span><text:span text:style-name="Emphasis"><text:span text:style-name="T5">target for service may not necessarily be a pod</text:span></text:span><text:span text:style-name="T2">. It can be external cluster component, component in some other namespace, non-kubernetes component. Just define your service without the selector attribute.</text:span></text:p>
        </text:list-item>
        <text:list-item>
          <text:p text:style-name="P12"><text:bookmark text:name="9457"/>With no selector attribute, no endpoints object is created.</text:p>
        </text:list-item>
        <text:list-item>
          <text:p text:style-name="P12"><text:bookmark text:name="201b"/>For multi-port services (services that expose more than one port), you must give all of your ports names, so that endpoints can be disambiguated</text:p>
        </text:list-item>
        <text:list-item>
          <text:p text:style-name="P48"><text:bookmark text:name="ddf6"/><text:span text:style-name="T2">Services can be exposed in different ways by specifying a type in the </text:span><text:span text:style-name="Emphasis"><text:span text:style-name="T5">ServiceSpec</text:span></text:span><text:span text:style-name="T2">:</text:span></text:p>
        </text:list-item>
      </text:list>
      <text:list xml:id="list3187671593" text:style-name="L16">
        <text:list-item>
          <text:p text:style-name="P49"><text:bookmark text:name="a639"/><text:soft-page-break/><text:span text:style-name="T2">1. </text:span><text:span text:style-name="Strong_20_Emphasis"><text:span text:style-name="T3">ClusterIP (default)</text:span></text:span><text:span text:style-name="T2"> — Exposes the Service on an internal IP in the cluster. This type makes the Service only reachable from within the cluster.</text:span></text:p>
        </text:list-item>
        <text:list-item>
          <text:p text:style-name="P49"><text:bookmark text:name="942b"/><text:span text:style-name="T2">2. </text:span><text:span text:style-name="Strong_20_Emphasis"><text:span text:style-name="T3">NodePort</text:span></text:span><text:span text:style-name="T2"> — Exposes the Service on the same port of each selected Node in the cluster using NAT. Makes a Service accessible from outside the cluster using </text:span><text:span text:style-name="Source_20_Text"><text:span text:style-name="T6">&lt;NodeIP&gt;:&lt;NodePort&gt;</text:span></text:span><text:span text:style-name="T2">. This acts as superset of ClusterIP.</text:span></text:p>
        </text:list-item>
        <text:list-item>
          <text:p text:style-name="P49"><text:bookmark text:name="2648"/><text:span text:style-name="T2">3. </text:span><text:span text:style-name="Strong_20_Emphasis"><text:span text:style-name="T3">LoadBalancer</text:span></text:span><text:span text:style-name="T2"> — Creates an external load balancer in the current cloud (if supported) and assigns a fixed, external IP to the Service. This acts as superset of NodePort.</text:span></text:p>
        </text:list-item>
        <text:list-item>
          <text:p text:style-name="P49"><text:bookmark text:name="b4dd"/><text:span text:style-name="T2">4. </text:span><text:span text:style-name="Strong_20_Emphasis"><text:span text:style-name="T3">ExternalName</text:span></text:span><text:span text:style-name="T2"> — Exposes the Service using an arbitrary name (specified by externalName in the spec) by returning a CNAME record with the name. No proxy is used. This type requires v1.7 or higher of kube-dns.</text:span></text:p>
        </text:list-item>
        <text:list-item>
          <text:p text:style-name="P49"><text:bookmark text:name="d9e4"/><text:span text:style-name="T2">5. To summarize, </text:span><text:span text:style-name="Strong_20_Emphasis"><text:span text:style-name="T3">ExternalName</text:span></text:span><text:span text:style-name="T2"> =&gt; is superset of </text:span><text:span text:style-name="Strong_20_Emphasis"><text:span text:style-name="T3">LoadBalancer</text:span></text:span><text:span text:style-name="T2"> =&gt; is superset of </text:span><text:span text:style-name="Strong_20_Emphasis"><text:span text:style-name="T3">NodePort</text:span></text:span><text:span text:style-name="T2"> =&gt; is superset of </text:span><text:span text:style-name="Strong_20_Emphasis"><text:span text:style-name="T3">ClusterIP</text:span></text:span></text:p>
        </text:list-item>
      </text:list>
      <text:p text:style-name="P76"><text:bookmark text:name="1bf4"/>17. Difference b/w port, targetPort and nodePort:</text:p>
      <text:list xml:id="list610740781" text:style-name="L17">
        <text:list-item>
          <text:p text:style-name="P50"><text:bookmark text:name="1ca6"/><text:span text:style-name="T2">1. </text:span><text:span text:style-name="Strong_20_Emphasis"><text:span text:style-name="T3">Port</text:span></text:span><text:span text:style-name="T2">: Port number which makes a service visible to other services running within the same cluster</text:span></text:p>
        </text:list-item>
        <text:list-item>
          <text:p text:style-name="P50"><text:bookmark text:name="2542"/><text:span text:style-name="T2">2. </text:span><text:span text:style-name="Strong_20_Emphasis"><text:span text:style-name="T3">TargetPort</text:span></text:span><text:span text:style-name="T2">: Port on which service is running</text:span></text:p>
        </text:list-item>
        <text:list-item>
          <text:p text:style-name="P50"><text:bookmark text:name="a10f"/><text:span text:style-name="T2">3. </text:span><text:span text:style-name="Strong_20_Emphasis"><text:span text:style-name="T3">NodePort</text:span></text:span><text:span text:style-name="T2">: Port on which the service can be accessed from </text:span><text:span text:style-name="Emphasis"><text:span text:style-name="T5">external users</text:span></text:span><text:span text:style-name="T2"> using </text:span><text:span text:style-name="Strong_20_Emphasis"><text:span text:style-name="T3">Kube-Proxy</text:span></text:span></text:p>
        </text:list-item>
      </text:list>
      <text:p text:style-name="P76"><text:bookmark text:name="f717"/>18. A Service routes traffic across a set of Pods.</text:p>
      <text:p text:style-name="P78"><text:bookmark text:name="e94c"/><text:span text:style-name="T2">19. A few notes about </text:span><text:span text:style-name="Strong_20_Emphasis"><text:span text:style-name="T3">NodePort</text:span></text:span><text:span text:style-name="T2"> type service:</text:span></text:p>
      <text:list xml:id="list3460058308" text:style-name="L18">
        <text:list-item>
          <text:p text:style-name="P51"><text:bookmark text:name="b73f"/><text:span text:style-name="T2">1. It is </text:span><text:span text:style-name="Emphasis"><text:span text:style-name="T5">not</text:span></text:span><text:span text:style-name="T2"> designed for production environments. Use </text:span><text:span text:style-name="Emphasis"><text:span text:style-name="T5">LoadBalancer</text:span></text:span><text:span text:style-name="T2"> or </text:span><text:span text:style-name="Emphasis"><text:span text:style-name="T5">Ingress Controller/Resource</text:span></text:span><text:span text:style-name="T2"> for same</text:span></text:p>
        </text:list-item>
        <text:list-item>
          <text:p text:style-name="P13"><text:bookmark text:name="ed89"/>2. Need to specify extra nodePort attribute to service definition</text:p>
        </text:list-item>
        <text:list-item>
          <text:p text:style-name="P13"><text:bookmark text:name="dd80"/>3. Opens specified (or automatically chosen if not specified) port on every node</text:p>
        </text:list-item>
        <text:list-item>
          <text:p text:style-name="P13"><text:bookmark text:name="d162"/><text:soft-page-break/>4. You can only have once service per port</text:p>
        </text:list-item>
        <text:list-item>
          <text:p text:style-name="P13"><text:bookmark text:name="b7de"/>5. You can only use ports 30000–32767</text:p>
        </text:list-item>
        <text:list-item>
          <text:p text:style-name="P13"><text:bookmark text:name="5040"/>6. If your Node/VM IP address change, you need to deal with that</text:p>
        </text:list-item>
      </text:list>
      <text:p text:style-name="P78"><text:bookmark text:name="3f12"/><text:span text:style-name="T2">20. A few notes about </text:span><text:span text:style-name="Strong_20_Emphasis"><text:span text:style-name="T3">LoadBalancer</text:span></text:span><text:span text:style-name="T2"> type service:</text:span></text:p>
      <text:list xml:id="list1403880969" text:style-name="L19">
        <text:list-item>
          <text:p text:style-name="P14"><text:bookmark text:name="4cbe"/>1. Best method to expose a service to outside world, if your cloud provider supports it</text:p>
        </text:list-item>
        <text:list-item>
          <text:p text:style-name="P14"><text:bookmark text:name="e080"/>2. There is no filtering, no routing, etc. This means you can send almost any kind of traffic to it, like HTTP, TCP, UDP, Websockets, gRPC, or whatever.</text:p>
        </text:list-item>
        <text:list-item>
          <text:p text:style-name="P72"><text:bookmark text:name="048e"/><text:span text:style-name="T2">3. Each service exposed with </text:span><text:span text:style-name="Emphasis"><text:span text:style-name="T5">LoadBalancer</text:span></text:span><text:span text:style-name="T2"> will get its own IP address, and you have to pay for a LoadBalancer per exposed service, which can get expensive.</text:span></text:p>
        </text:list-item>
      </text:list>
      <text:p text:style-name="P78"><text:bookmark text:name="80af"/><text:span text:style-name="T2">21. Use </text:span><text:span text:style-name="Emphasis"><text:span text:style-name="T5">externalIPs</text:span></text:span><text:span text:style-name="T2"> in service spec to set an ip address as target of service. This can be outside cluster</text:span></text:p>
      <text:p text:style-name="P76"><text:bookmark text:name="bafd"/>22. Services have an integrated load-balancer that will distribute network traffic to all Pods of an exposed Deployment. Services will monitor continuously the running Pods using endpoints, to ensure the traffic is sent only to available Pods.</text:p>
      <text:p text:style-name="P76"><text:bookmark text:name="9bd5"/>23. If you want to reach a service across namespaces, you need to use the fully qualified domain name (FQDN).</text:p>
      <text:p text:style-name="P78"><text:bookmark text:name="983c"/><text:span text:style-name="T2">24. Default behavior of kubernetes is to lookup a service in local namespace. Service DNS entry is of the form: </text:span><text:span text:style-name="Emphasis"><text:span text:style-name="T5">&lt;service-name&gt;.&lt;namespace-name&gt;.svc.cluster.local</text:span></text:span><text:span text:style-name="T2">.</text:span></text:p>
      <text:p text:style-name="P78"><text:bookmark text:name="1145"/><text:span text:style-name="T2">25. Kubernetes offers a DNS </text:span><text:span text:style-name="Strong_20_Emphasis"><text:span text:style-name="T3">cluster addon service</text:span></text:span><text:span text:style-name="T2"> that automatically assigns dns names to other services.</text:span></text:p>
      <text:p text:style-name="P78"><text:bookmark text:name="2782"/><text:span text:style-name="T2">26. A few notes about </text:span><text:span text:style-name="Strong_20_Emphasis"><text:span text:style-name="T3">Headless services</text:span></text:span><text:span text:style-name="T2">:</text:span></text:p>
      <text:list xml:id="list3926018239" text:style-name="L20">
        <text:list-item>
          <text:p text:style-name="P15"><text:bookmark text:name="81da"/>1. When you don’t need or want load-balancing and a single service IP.</text:p>
        </text:list-item>
        <text:list-item>
          <text:p text:style-name="P52"><text:bookmark text:name="b75a"/><text:span text:style-name="T2">2. Specify </text:span><text:span text:style-name="Emphasis"><text:span text:style-name="T5">None</text:span></text:span><text:span text:style-name="T2"> as the </text:span><text:span text:style-name="Emphasis"><text:span text:style-name="T5">clusterIP</text:span></text:span><text:span text:style-name="T2"> value.</text:span></text:p>
        </text:list-item>
        <text:list-item>
          <text:p text:style-name="P15"><text:bookmark text:name="1b5e"/><text:soft-page-break/>3. Allows developers to reduce coupling to the Kubernetes system by allowing them freedom to do discovery their own way.</text:p>
        </text:list-item>
        <text:list-item>
          <text:p text:style-name="P15"><text:bookmark text:name="a758"/>4. Cluster IP is not allocated.</text:p>
        </text:list-item>
        <text:list-item>
          <text:p text:style-name="P15"><text:bookmark text:name="2763"/>5. kube-proxy does not handle these services.</text:p>
        </text:list-item>
        <text:list-item>
          <text:p text:style-name="P15"><text:bookmark text:name="451a"/>6. There is no load balancing or proxying done by the platform for them.</text:p>
        </text:list-item>
        <text:list-item>
          <text:p text:style-name="P15"><text:bookmark text:name="ea76"/>7. If selectors are defined, the endpoints controller creates Endpoints records in the API, and modifies the DNS configuration to return A records (addresses) that point directly to the Pods backing the Service.</text:p>
        </text:list-item>
        <text:list-item>
          <text:p text:style-name="P52"><text:bookmark text:name="7b39"/><text:span text:style-name="T2">8. If selectors are not defined, no </text:span><text:span text:style-name="Emphasis"><text:span text:style-name="T5">endpoints</text:span></text:span><text:span text:style-name="T2"> objects are created. But, </text:span><text:span text:style-name="Emphasis"><text:span text:style-name="T5">CNAME</text:span></text:span><text:span text:style-name="T2"> records for </text:span><text:span text:style-name="Emphasis"><text:span text:style-name="T5">ExternalName</text:span></text:span><text:span text:style-name="T2"> type services are created and A records for any </text:span><text:span text:style-name="Emphasis"><text:span text:style-name="T5">Endpoints</text:span></text:span><text:span text:style-name="T2"> that share a name with the service, for all other types.</text:span></text:p>
        </text:list-item>
      </text:list>
      <text:h text:style-name="P3" text:outline-level="2"><text:bookmark text:name="99d1"/>Labels</text:h>
      <text:list xml:id="list2216397715" text:style-name="L21">
        <text:list-item>
          <text:p text:style-name="P16"><text:bookmark text:name="639e"/>Labels can be attached to objects at creation time or later on. also, they can be modified at any time.</text:p>
        </text:list-item>
        <text:list-item>
          <text:p text:style-name="P16"><text:bookmark text:name="f363"/>Labels are used to specify identifying attributes of objects.</text:p>
        </text:list-item>
        <text:list-item>
          <text:p text:style-name="P53"><text:bookmark text:name="2b88"/><text:span text:style-name="Emphasis"><text:span text:style-name="T5">The name segment</text:span></text:span><text:span text:style-name="T2"> is </text:span><text:span text:style-name="Strong_20_Emphasis"><text:span text:style-name="T3">required</text:span></text:span><text:span text:style-name="T2"> and must be </text:span><text:span text:style-name="Emphasis"><text:span text:style-name="T5">63 characters or less</text:span></text:span><text:span text:style-name="T2">.</text:span></text:p>
        </text:list-item>
        <text:list-item>
          <text:p text:style-name="P53"><text:bookmark text:name="9751"/><text:span text:style-name="T2">The </text:span><text:span text:style-name="Strong_20_Emphasis"><text:span text:style-name="T3">prefix</text:span></text:span><text:span text:style-name="T2"> must be a DNS subdomain: a series of DNS labels separated by dots (.), not longer than 253 characters in total, followed by a slash (/).</text:span></text:p>
        </text:list-item>
        <text:list-item>
          <text:p text:style-name="P53"><text:bookmark text:name="8e6d"/><text:span text:style-name="T2">Labels are used to specify </text:span><text:span text:style-name="Strong_20_Emphasis"><text:span text:style-name="T3">identifying attributes of objects</text:span></text:span><text:span text:style-name="T2">. </text:span><text:span text:style-name="Emphasis"><text:span text:style-name="T5">Non-identifying information</text:span></text:span><text:span text:style-name="T2"> should be recorded using </text:span><text:span text:style-name="Strong_20_Emphasis"><text:span text:style-name="T3">annotations</text:span></text:span><text:span text:style-name="T2">.</text:span></text:p>
        </text:list-item>
        <text:list-item>
          <text:p text:style-name="P16"><text:bookmark text:name="ec76"/>If the prefix is omitted, the label Key is presumed to be private to the user.</text:p>
        </text:list-item>
        <text:list-item>
          <text:p text:style-name="P53"><text:bookmark text:name="db49"/><text:span text:style-name="T2">The </text:span><text:span text:style-name="Strong_20_Emphasis"><text:span text:style-name="T3">kubernetes.io/</text:span></text:span><text:span text:style-name="T2"> and </text:span><text:span text:style-name="Strong_20_Emphasis"><text:span text:style-name="T3">k8s.io/</text:span></text:span><text:span text:style-name="T2"> prefixes are reserved for Kubernetes core components.</text:span></text:p>
        </text:list-item>
        <text:list-item>
          <text:p text:style-name="P16"><text:bookmark text:name="c2fd"/><text:soft-page-break/>Valid label values must be 63 characters or less. They could be empty too.</text:p>
        </text:list-item>
      </text:list>
      <text:h text:style-name="P3" text:outline-level="2"><text:bookmark text:name="1d23"/>Label Selectors</text:h>
      <text:list xml:id="list2336927655" text:style-name="L22">
        <text:list-item>
          <text:p text:style-name="P54"><text:bookmark text:name="9470"/><text:span text:style-name="T2">The client, or a user can identify a set of objects. The </text:span><text:span text:style-name="Strong_20_Emphasis"><text:span text:style-name="T3">label selector</text:span></text:span><text:span text:style-name="T2"> is the core grouping primitive in Kubernetes.</text:span></text:p>
        </text:list-item>
        <text:list-item>
          <text:p text:style-name="P54"><text:bookmark text:name="77e5"/><text:span text:style-name="T2">Following </text:span><text:span text:style-name="Emphasis"><text:span text:style-name="T5">types of label selectors</text:span></text:span><text:span text:style-name="T2"> are supported: </text:span><text:span text:style-name="Strong_20_Emphasis"><text:span text:style-name="T3">equality-based</text:span></text:span><text:span text:style-name="T2"> and </text:span><text:span text:style-name="Strong_20_Emphasis"><text:span text:style-name="T3">set-based</text:span></text:span><text:span text:style-name="T2">.</text:span></text:p>
        </text:list-item>
      </text:list>
      <text:list xml:id="list703258497" text:style-name="L23">
        <text:list-item>
          <text:p text:style-name="P17"><text:bookmark text:name="5dc3"/>1. Equality based label selectors:</text:p>
        </text:list-item>
        <text:list-item>
          <text:p text:style-name="P17"><text:bookmark text:name="8c99"/>2. Set based label selectors:</text:p>
        </text:list-item>
      </text:list>
      <text:p text:style-name="P76"><text:bookmark text:name="cb13"/>3. Equality based label selectors:</text:p>
      <text:list xml:id="list3091197237" text:style-name="L24">
        <text:list-item>
          <text:p text:style-name="P55"><text:bookmark text:name="6c4f"/><text:span text:style-name="T2">1. Operators allowed: </text:span><text:span text:style-name="Source_20_Text"><text:span text:style-name="T6">=,==,!=</text:span></text:span></text:p>
        </text:list-item>
        <text:list-item>
          <text:p text:style-name="P31"><text:bookmark text:name="4bbc"/>These can be specified as:</text:p>
        </text:list-item>
      </text:list>
      <text:p text:style-name="P77"><text:bookmark text:name="a3c7"/>— <text:span text:style-name="T1">3.1. New line terminated:</text:span></text:p>
      <text:p text:style-name="P4"><text:bookmark text:name="70ea"/>environment = production</text:p>
      <text:p text:style-name="P4">tier != frontend</text:p>
      <text:p text:style-name="P77"><text:bookmark text:name="5a57"/>— <text:span text:style-name="T1">3.2. Comma separated:</text:span></text:p>
      <text:p text:style-name="P4"><text:bookmark text:name="5a17"/>environment=production,tier!=frontend</text:p>
      <text:p text:style-name="P76"><text:bookmark text:name="d7e6"/>4. Set based label selectors:</text:p>
      <text:list xml:id="list4121328640" text:style-name="L25">
        <text:list-item>
          <text:p text:style-name="P56"><text:bookmark text:name="d4d2"/><text:span text:style-name="T2">Operators allowed: </text:span><text:span text:style-name="Source_20_Text"><text:span text:style-name="T6">in, notin and exists</text:span></text:span><text:span text:style-name="T2"> (only the key identifier)</text:span></text:p>
        </text:list-item>
        <text:list-item>
          <text:p text:style-name="P32"><text:bookmark text:name="8a6e"/>Examples:</text:p>
        </text:list-item>
      </text:list>
      <text:p text:style-name="P4"><text:bookmark text:name="b724"/>environment in (production, qa)</text:p>
      <text:p text:style-name="P4">tier notin (frontend, backend)</text:p>
      <text:p text:style-name="P4"><text:soft-page-break/>partition</text:p>
      <text:p text:style-name="P4">!partition</text:p>
      <text:p text:style-name="P4">partition,environment notin (qa)</text:p>
      <text:p text:style-name="P4">&gt;&gt;&gt; Above one selects resources with a partition key(no matter the value) and with environment different than <text:s/>qa</text:p>
      <text:p text:style-name="P78"><text:bookmark text:name="4671"/><text:span text:style-name="Emphasis"><text:span text:style-name="T5">5. Set-based</text:span></text:span><text:span text:style-name="T2"> label selectors can be mixed with </text:span><text:span text:style-name="Emphasis"><text:span text:style-name="T5">equality-based</text:span></text:span><text:span text:style-name="T2"> selectors. Example:</text:span></text:p>
      <text:p text:style-name="P4"><text:bookmark text:name="e624"/>partition in (customerA, customerB),environment!=qa</text:p>
      <text:p text:style-name="P78"><text:bookmark text:name="b9a4"/><text:span text:style-name="T2">6. Label selectors can be clubbed with API calls as query params and kubectl commands to </text:span><text:span text:style-name="Emphasis"><text:span text:style-name="T5">filter the returned results</text:span></text:span><text:span text:style-name="T2">. Examples:</text:span></text:p>
      <text:p text:style-name="P4"><text:bookmark text:name="3ece"/>partition in (customerA, customerB),environment!=qa</text:p>
      <text:p text:style-name="P78"><text:bookmark text:name="e635"/><text:span text:style-name="Emphasis"><text:span text:style-name="T5">7. Service</text:span></text:span><text:span text:style-name="T2"> and </text:span><text:span text:style-name="Emphasis"><text:span text:style-name="T5">ReplicationController</text:span></text:span><text:span text:style-name="T2"> does NOT support </text:span><text:span text:style-name="Emphasis"><text:span text:style-name="T5">set based label selectors</text:span></text:span><text:span text:style-name="T2">.</text:span></text:p>
      <text:p text:style-name="P78"><text:bookmark text:name="be72"/><text:span text:style-name="T2">8. Newer resources, such as </text:span><text:span text:style-name="Emphasis"><text:span text:style-name="T5">Job</text:span></text:span><text:span text:style-name="T2">, </text:span><text:span text:style-name="Emphasis"><text:span text:style-name="T5">Deployment</text:span></text:span><text:span text:style-name="T2">, </text:span><text:span text:style-name="Emphasis"><text:span text:style-name="T5">Replica Set</text:span></text:span><text:span text:style-name="T2">, and </text:span><text:span text:style-name="Emphasis"><text:span text:style-name="T5">Daemon Set</text:span></text:span><text:span text:style-name="T2">, support set-based label selectors.</text:span></text:p>
      <text:h text:style-name="P3" text:outline-level="2"><text:bookmark text:name="afcf"/>Field Selectors</text:h>
      <text:list xml:id="list1615169956" text:style-name="L26">
        <text:list-item>
          <text:p text:style-name="P33"><text:bookmark text:name="7833"/>They let you select Kubernetes resources based on the value of one or more resource fields. Examples:</text:p>
        </text:list-item>
      </text:list>
      <text:p text:style-name="P4"><text:bookmark text:name="d424"/>status.phase=Pending</text:p>
      <text:p text:style-name="P4">kubectl get pods --field-selector status.phase=Running</text:p>
      <text:p text:style-name="P76"><text:bookmark text:name="bcc5"/><text:soft-page-break/>2. Supported field selectors vary by Kubernetes resource type.</text:p>
      <text:p text:style-name="P78"><text:bookmark text:name="cbfa"/><text:span text:style-name="T2">3. All resource types support the </text:span><text:span text:style-name="Emphasis"><text:span text:style-name="T5">metadata.name</text:span></text:span><text:span text:style-name="T2"> and </text:span><text:span text:style-name="Emphasis"><text:span text:style-name="T5">metadata.namespace</text:span></text:span><text:span text:style-name="T2"> fields.</text:span></text:p>
      <text:p text:style-name="P76"><text:bookmark text:name="fe64"/>4. Using unsupported field selectors produces an error.</text:p>
      <text:p text:style-name="P76"><text:bookmark text:name="9b8a"/>5. Multiple resources can be filtered in one go. Also, multiple field selectors can be given using comma as separator. Example:</text:p>
      <text:p text:style-name="P4"><text:bookmark text:name="b71f"/>kubectl get statefulsets,services --field-selector=status.phase!=Running,spec.restartPolicy=Always</text:p>
      <text:h text:style-name="P3" text:outline-level="2"><text:bookmark text:name="51aa"/>Annotations</text:h>
      <text:list xml:id="list4060100982" text:style-name="L27">
        <text:list-item>
          <text:p text:style-name="P57"><text:bookmark text:name="88bb"/><text:span text:style-name="T2">They store </text:span><text:span text:style-name="Emphasis"><text:span text:style-name="T5">non-identifying object data</text:span></text:span><text:span text:style-name="T2">. They </text:span><text:span text:style-name="Emphasis"><text:span text:style-name="T5">cannot</text:span></text:span><text:span text:style-name="T2"> be used to target/select objects based on their value(s).</text:span></text:p>
        </text:list-item>
        <text:list-item>
          <text:p text:style-name="P57"><text:bookmark text:name="285b"/><text:span text:style-name="T2">The </text:span><text:span text:style-name="Emphasis"><text:span text:style-name="T5">metadata</text:span></text:span><text:span text:style-name="T2"> in an annotation can be small or large, structured or unstructured, and can include characters not permitted by labels.</text:span></text:p>
        </text:list-item>
        <text:list-item>
          <text:p text:style-name="P57"><text:bookmark text:name="9c92"/><text:span text:style-name="T2">Annotations have the </text:span><text:span text:style-name="Emphasis"><text:span text:style-name="T5">same syntax as labels</text:span></text:span><text:span text:style-name="T2">.</text:span></text:p>
        </text:list-item>
      </text:list>
      <text:h text:style-name="P3" text:outline-level="2"><text:bookmark text:name="f738"/>Kubernetes Object Management</text:h>
      <text:p text:style-name="P76"><text:bookmark text:name="867c"/>Following are the 3 ways to interact with kubernetes objects:</text:p>
      <text:list xml:id="list12830185" text:style-name="L28">
        <text:list-item>
          <text:p text:style-name="P58"><text:bookmark text:name="98d1"/><text:span text:style-name="T2">Using </text:span><text:span text:style-name="Strong_20_Emphasis"><text:span text:style-name="T3">Imperative commands</text:span></text:span><text:span text:style-name="T2">: They operate on </text:span><text:span text:style-name="Emphasis"><text:span text:style-name="T5">Live objects</text:span></text:span></text:p>
        </text:list-item>
        <text:list-item>
          <text:p text:style-name="P58"><text:bookmark text:name="20ad"/><text:span text:style-name="T2">Using </text:span><text:span text:style-name="Strong_20_Emphasis"><text:span text:style-name="T3">Imperative object configuration</text:span></text:span><text:span text:style-name="T2">: They operate on </text:span><text:span text:style-name="Emphasis"><text:span text:style-name="T5">Individual files</text:span></text:span></text:p>
        </text:list-item>
        <text:list-item>
          <text:p text:style-name="P58"><text:bookmark text:name="56ad"/><text:span text:style-name="T2">Using </text:span><text:span text:style-name="Strong_20_Emphasis"><text:span text:style-name="T3">Declarative object configuration</text:span></text:span><text:span text:style-name="T2">: They operate on </text:span><text:span text:style-name="Emphasis"><text:span text:style-name="T5">Directories of files</text:span></text:span></text:p>
        </text:list-item>
      </text:list>
      <text:h text:style-name="P3" text:outline-level="2"><text:bookmark text:name="b145"/>Imperative commands</text:h>
      <text:list xml:id="list2644042945" text:style-name="L29">
        <text:list-item>
          <text:p text:style-name="P34"><text:bookmark text:name="54ef"/>Used with kubectl with resource name in the command</text:p>
        </text:list-item>
      </text:list>
      <text:h text:style-name="P3" text:outline-level="2"><text:bookmark text:name="bee1"/>Imperative object configuration</text:h>
      <text:list xml:id="list4021801507" text:style-name="L30">
        <text:list-item>
          <text:p text:style-name="P18"><text:bookmark text:name="5b16"/>Used with kubectl with operation(create, replace, etc.) and single object config file.</text:p>
        </text:list-item>
        <text:list-item>
          <text:p text:style-name="P18"><text:bookmark text:name="0f35"/><text:soft-page-break/>The object config file specified must contain a full definition of the object in YAML or JSON format.</text:p>
        </text:list-item>
        <text:list-item>
          <text:p text:style-name="P18"><text:bookmark text:name="8e4b"/>Multiple files can also be specified. Example:</text:p>
        </text:list-item>
      </text:list>
      <text:p text:style-name="P4"><text:bookmark text:name="a3b6"/>kubectl delete -f nginx.yaml -f redis.yaml</text:p>
      <text:h text:style-name="P3" text:outline-level="2"><text:bookmark text:name="daa7"/>Declarative object configuration</text:h>
      <text:list xml:id="list1623360885" text:style-name="L31">
        <text:list-item>
          <text:p text:style-name="P19"><text:bookmark text:name="b50b"/>Operates on object configuration files stored locally.</text:p>
        </text:list-item>
        <text:list-item>
          <text:p text:style-name="P19"><text:bookmark text:name="4f5b"/>The user does not define the operations to be taken on the files.</text:p>
        </text:list-item>
        <text:list-item>
          <text:p text:style-name="P19"><text:bookmark text:name="6f11"/>Create, update, and delete operations are automatically detected per-object by kubectl.</text:p>
        </text:list-item>
        <text:list-item>
          <text:p text:style-name="P59"><text:bookmark text:name="2b29"/><text:span text:style-name="T2">Uses </text:span><text:span text:style-name="Strong_20_Emphasis"><text:span text:style-name="T3">patch</text:span></text:span><text:span text:style-name="T2"> operation to preserve changes made by other writers, while applying new changes (</text:span><text:span text:style-name="Emphasis"><text:span text:style-name="T5">diffs only</text:span></text:span><text:span text:style-name="T2">).</text:span></text:p>
        </text:list-item>
        <text:list-item>
          <text:p text:style-name="P19"><text:bookmark text:name="76c1"/>To see what changes are going to be made, use:</text:p>
        </text:list-item>
      </text:list>
      <text:p text:style-name="P4"><text:bookmark text:name="44a4"/>kubectl diff -f configs/</text:p>
      <text:p text:style-name="P76"><text:bookmark text:name="c931"/>6. To apply the changes:</text:p>
      <text:p text:style-name="P4"><text:bookmark text:name="66a6"/>kubectl apply -f configs/</text:p>
      <text:p text:style-name="P78"><text:bookmark text:name="49c9"/><text:span text:style-name="T2">7. Use command line flag </text:span><text:span text:style-name="Strong_20_Emphasis"><text:span text:style-name="T3">-R</text:span></text:span><text:span text:style-name="T2"> to process directories recursively.</text:span></text:p>
      <text:p text:style-name="P76"><text:bookmark text:name="590d"/>8. These files are known as resource configs.</text:p>
      <text:h text:style-name="P3" text:outline-level="2"><text:bookmark text:name="f3aa"/>Init Containers</text:h>
      <text:list xml:id="list2005743517" text:style-name="L32">
        <text:list-item>
          <text:p text:style-name="P60"><text:bookmark text:name="a1b0"/><text:span text:style-name="T2">They are </text:span><text:span text:style-name="Emphasis"><text:span text:style-name="T5">specialized containers that run before app containers</text:span></text:span><text:span text:style-name="T2">.</text:span></text:p>
        </text:list-item>
        <text:list-item>
          <text:p text:style-name="P20"><text:bookmark text:name="e3f4"/>Thwy can contain utilities or setup scripts, not present in the app image.</text:p>
        </text:list-item>
        <text:list-item>
          <text:p text:style-name="P20"><text:bookmark text:name="7b21"/>They always run to completion.</text:p>
        </text:list-item>
        <text:list-item>
          <text:p text:style-name="P20"><text:bookmark text:name="18ca"/>Each one must complete successfully before the next one is started.</text:p>
        </text:list-item>
        <text:list-item>
          <text:p text:style-name="P60"><text:bookmark text:name="c2fe"/><text:soft-page-break/><text:span text:style-name="Emphasis"><text:span text:style-name="T5">Custom containers</text:span></text:span><text:span text:style-name="T2"> can be specified as </text:span><text:span text:style-name="Strong_20_Emphasis"><text:span text:style-name="T3">initContainers</text:span></text:span><text:span text:style-name="T2"> using </text:span><text:span text:style-name="Emphasis"><text:span text:style-name="T5">initContainers field of PodSpec</text:span></text:span><text:span text:style-name="T2">.</text:span></text:p>
        </text:list-item>
        <text:list-item>
          <text:p text:style-name="P60"><text:bookmark text:name="05ad"/><text:span text:style-name="T2">Almost exactly same as regular containers in all aspects of the </text:span><text:span text:style-name="Emphasis"><text:span text:style-name="T5">specs</text:span></text:span><text:span text:style-name="T2"> object.</text:span></text:p>
        </text:list-item>
        <text:list-item>
          <text:p text:style-name="P20"><text:bookmark text:name="9728"/>Does not support readiness probes as they must run to completion before the pod can be ready.</text:p>
        </text:list-item>
        <text:list-item>
          <text:p text:style-name="P60"><text:bookmark text:name="0288"/><text:span text:style-name="T2">They are started </text:span><text:span text:style-name="Strong_20_Emphasis"><text:span text:style-name="T3">after</text:span></text:span><text:span text:style-name="T2"> network and volumes are initialized.</text:span></text:p>
        </text:list-item>
        <text:list-item>
          <text:p text:style-name="P60"><text:bookmark text:name="8977"/><text:span text:style-name="T2">Changes to the </text:span><text:span text:style-name="Emphasis"><text:span text:style-name="T5">init container spec</text:span></text:span><text:span text:style-name="T2"> are limited to the container image field.</text:span></text:p>
        </text:list-item>
        <text:list-item>
          <text:p text:style-name="P60"><text:bookmark text:name="1cd9"/><text:span text:style-name="T2">The </text:span><text:span text:style-name="Strong_20_Emphasis"><text:span text:style-name="T3">activeDeadlineSeconds</text:span></text:span><text:span text:style-name="T2"> is applicable on both types of containers.</text:span></text:p>
        </text:list-item>
        <text:list-item>
          <text:p text:style-name="P20"><text:bookmark text:name="b207"/>App container image changes only restarts the app container, not the init containers. For that, init container image needs to changed.</text:p>
        </text:list-item>
      </text:list>
      <text:h text:style-name="P3" text:outline-level="2"><text:bookmark text:name="3e96"/>Secret generator: kustomization.yaml</text:h>
      <text:list xml:id="list2645192206" text:style-name="L33">
        <text:list-item>
          <text:p text:style-name="P21"><text:bookmark text:name="60b4"/>A Secret is an object that stores a piece of sensitive data like a password or key.</text:p>
        </text:list-item>
        <text:list-item>
          <text:p text:style-name="P21"><text:bookmark text:name="67aa"/>Since 1.14, kubectl supports the management of kubernetes objects using a kustomization file.</text:p>
        </text:list-item>
        <text:list-item>
          <text:p text:style-name="P73"><text:bookmark text:name="0484"/><text:span text:style-name="T2">You can create a secret by generators in </text:span><text:span text:style-name="Strong_20_Emphasis"><text:span text:style-name="T3">kustomization.yaml</text:span></text:span><text:span text:style-name="T2">.</text:span></text:p>
        </text:list-item>
      </text:list>
      <text:h text:style-name="P3" text:outline-level="2"><text:bookmark text:name="a15e"/>Persistent volumes(pv) and Persistent volumes claims(pvc)</text:h>
      <text:list xml:id="list3262262483" text:style-name="L34">
        <text:list-item>
          <text:p text:style-name="P61"><text:bookmark text:name="e3db"/><text:span text:style-name="T2">Use </text:span><text:span text:style-name="Strong_20_Emphasis"><text:span text:style-name="T3">ReadWriteMany</text:span></text:span><text:span text:style-name="T2"> and not </text:span><text:span text:style-name="Strong_20_Emphasis"><text:span text:style-name="T3">ReadWriteOnce</text:span></text:span><text:span text:style-name="T2"> when using shared volume.</text:span></text:p>
        </text:list-item>
        <text:list-item>
          <text:p text:style-name="P61"><text:bookmark text:name="a9b7"/><text:span text:style-name="Emphasis"><text:span text:style-name="T5">Access control</text:span></text:span><text:span text:style-name="T2">: </text:span><text:span text:style-name="Strong_20_Emphasis"><text:span text:style-name="T3">gid(group id)</text:span></text:span><text:span text:style-name="T2"> can be assigned to the created volume to </text:span><text:span text:style-name="Emphasis"><text:span text:style-name="T5">restrict access</text:span></text:span><text:span text:style-name="T2"> to specific pods with the same gid.</text:span></text:p>
        </text:list-item>
        <text:list-item>
          <text:p text:style-name="P61"><text:bookmark text:name="ee23"/><text:span text:style-name="T2">A </text:span><text:span text:style-name="Strong_20_Emphasis"><text:span text:style-name="T3">PersistentVolume (PV)</text:span></text:span><text:span text:style-name="T2"> is a piece of storage in the cluster that has been manually provisioned by an administrator, or dynamically provisioned by kubernetes using a </text:span><text:span text:style-name="Strong_20_Emphasis"><text:span text:style-name="T3">StorageClass</text:span></text:span><text:span text:style-name="T2">.</text:span></text:p>
        </text:list-item>
        <text:list-item>
          <text:p text:style-name="P61"><text:bookmark text:name="2bb3"/><text:soft-page-break/><text:span text:style-name="T2">A </text:span><text:span text:style-name="Strong_20_Emphasis"><text:span text:style-name="T3">PersistentVolumeClaim (PVC)</text:span></text:span><text:span text:style-name="T2"> is a request for storage by a user that can be fulfilled by a </text:span><text:span text:style-name="Emphasis"><text:span text:style-name="T5">Persistent Volume</text:span></text:span><text:span text:style-name="T2">.</text:span></text:p>
        </text:list-item>
        <text:list-item>
          <text:p text:style-name="P22"><text:bookmark text:name="8a0d"/>PersistentVolumes and PersistentVolumeClaims are independent from Pod lifecycles and preserve data through restarting, rescheduling, and even deleting Pods.</text:p>
        </text:list-item>
        <text:list-item>
          <text:p text:style-name="P22"><text:bookmark text:name="5101"/>Many cluster environments have a default StorageClass installed. When a StorageClass is not specified in the PersistentVolumeClaim, the cluster’s default StorageClass is used instead.</text:p>
        </text:list-item>
        <text:list-item>
          <text:p text:style-name="P61"><text:bookmark text:name="242a"/><text:span text:style-name="T2">In local clusters with default storage class (hostPath), data is saved in node’s </text:span><text:span text:style-name="Strong_20_Emphasis"><text:span text:style-name="T3">/tmp</text:span></text:span><text:span text:style-name="T2"> directory. Hence, could be lost on reboot.</text:span></text:p>
        </text:list-item>
      </text:list>
      <text:h text:style-name="P3" text:outline-level="2"><text:bookmark text:name="df9a"/>Kubernetes Secret object type</text:h>
      <text:list xml:id="list2520937242" text:style-name="L35">
        <text:list-item>
          <text:p text:style-name="P35"><text:bookmark text:name="5fc4"/>Stores a piece of sensitive data like a password or key.</text:p>
        </text:list-item>
      </text:list>
      <text:h text:style-name="P3" text:outline-level="2"><text:bookmark text:name="8eb2"/>DNS</text:h>
      <text:list xml:id="list2369760551" text:style-name="L36">
        <text:list-item>
          <text:p text:style-name="P62"><text:bookmark text:name="0f18"/><text:span text:style-name="T2">Kubernetes offers a DNS </text:span><text:span text:style-name="Strong_20_Emphasis"><text:span text:style-name="T3">cluster addon service</text:span></text:span><text:span text:style-name="T2"> that automatically assigns dns names to other services.</text:span></text:p>
        </text:list-item>
        <text:list-item>
          <text:p text:style-name="P36"><text:bookmark text:name="aa8a"/>To check whether the same is running on your cluster or not, use following:</text:p>
        </text:list-item>
      </text:list>
      <text:p text:style-name="P4"><text:bookmark text:name="9257"/>kubectl get services kube-dns --namespace=kube-system</text:p>
      <text:h text:style-name="P3" text:outline-level="2"><text:bookmark text:name="2e24"/>Ingress</text:h>
      <text:list xml:id="list3826219850" text:style-name="L37">
        <text:list-item>
          <text:p text:style-name="P23"><text:bookmark text:name="89dc"/>An API object that manages external access to the services in a cluster, typically HTTP.</text:p>
        </text:list-item>
        <text:list-item>
          <text:p text:style-name="P23"><text:bookmark text:name="2b0c"/>Ingress can provide load balancing, SSL termination and name-based virtual hosting.</text:p>
        </text:list-item>
        <text:list-item>
          <text:p text:style-name="P23"><text:bookmark text:name="6bf3"/>Kind of like a reverse proxy</text:p>
        </text:list-item>
        <text:list-item>
          <text:p text:style-name="P23"><text:bookmark text:name="8008"/>An Ingress can be configured to give services externally-reachable URLs, load balance traffic, terminate SSL, and offer name based virtual hosting.</text:p>
        </text:list-item>
        <text:list-item>
          <text:p text:style-name="P63"><text:bookmark text:name="2ac7"/><text:span text:style-name="T2">An Ingress does not expose arbitrary ports or protocols. Exposing services other than HTTP and HTTPS to the </text:span><text:soft-page-break/><text:span text:style-name="T2">internet typically uses a service of type </text:span><text:span text:style-name="Source_20_Text"><text:span text:style-name="T6">Service.Type=NodePort</text:span></text:span><text:span text:style-name="T2"> or </text:span><text:span text:style-name="Source_20_Text"><text:span text:style-name="T6">Service.Type=LoadBalancer</text:span></text:span><text:span text:style-name="T2">.</text:span></text:p>
        </text:list-item>
        <text:list-item>
          <text:p text:style-name="P63"><text:bookmark text:name="e0db"/><text:span text:style-name="T2">You must have an </text:span><text:span text:style-name="Strong_20_Emphasis"><text:span text:style-name="T3">Ingress controller</text:span></text:span><text:span text:style-name="T2"> to satisfy an Ingress. </text:span><text:span text:style-name="Emphasis"><text:span text:style-name="T5">Only creating an Ingress resource has no effect</text:span></text:span><text:span text:style-name="T2">.</text:span></text:p>
        </text:list-item>
        <text:list-item>
          <text:p text:style-name="P23"><text:bookmark text:name="d32b"/>Note that NOT all ingress controllers support the full spec. Be careful while choosing.</text:p>
        </text:list-item>
        <text:list-item>
          <text:p text:style-name="P23"><text:bookmark text:name="6cc8"/>It supports TLS.</text:p>
        </text:list-item>
        <text:list-item>
          <text:p text:style-name="P23"><text:bookmark text:name="25db"/>Supports load balancing. A few of the common algorithms are supported. For others, service loadbalancer can be used.</text:p>
        </text:list-item>
        <text:list-item>
          <text:p text:style-name="P23"><text:bookmark text:name="25d1"/>Health checks not exposed by default. But, readiness probes can be used.</text:p>
        </text:list-item>
        <text:list-item>
          <text:p text:style-name="P63"><text:bookmark text:name="2dc3"/><text:span text:style-name="T2">Cross availability zones deployments can be done, but depends on cloud provider support. Refer </text:span><text:span text:style-name="Strong_20_Emphasis"><text:span text:style-name="T3">federation documentation</text:span></text:span><text:span text:style-name="T2"> for details on deploying </text:span><text:span text:style-name="Emphasis"><text:span text:style-name="T5">Ingress in a federated cluster</text:span></text:span><text:span text:style-name="T2">.</text:span></text:p>
        </text:list-item>
        <text:list-item>
          <text:p text:style-name="P23"><text:bookmark text:name="276b"/>Types of Ingress:</text:p>
        </text:list-item>
      </text:list>
      <text:list xml:id="list3634279143" text:style-name="L38">
        <text:list-item>
          <text:p text:style-name="P64"><text:bookmark text:name="0307"/><text:span text:style-name="T2">1. </text:span><text:span text:style-name="Emphasis"><text:span text:style-name="T5">Single Service Ingress</text:span></text:span><text:span text:style-name="T2">: Expose a single service. No host and path mapping</text:span></text:p>
        </text:list-item>
        <text:list-item>
          <text:p text:style-name="P64"><text:bookmark text:name="6bb5"/><text:span text:style-name="T2">2. </text:span><text:span text:style-name="Emphasis"><text:span text:style-name="T5">Sample Fanout</text:span></text:span><text:span text:style-name="T2">: Exposes multiple services using path-only mapping</text:span></text:p>
        </text:list-item>
        <text:list-item>
          <text:p text:style-name="P64"><text:bookmark text:name="df36"/><text:span text:style-name="T2">3. </text:span><text:span text:style-name="Emphasis"><text:span text:style-name="T5">Name based virtual hosting</text:span></text:span><text:span text:style-name="T2">: Uses domain and path mappings</text:span></text:p>
        </text:list-item>
      </text:list>
      <text:p text:style-name="P76"><text:bookmark text:name="0522"/>13. At least on GKE, spins up a L7 layer HTTP load balancer, hence, is non-protocol agnostic.</text:p>
      <text:p text:style-name="P76"><text:bookmark text:name="f1ea"/>14. Lot of available ingress controllers: Google Cloud Load Balancer, Nginx, Contour, Istio, and more.</text:p>
      <text:h text:style-name="P3" text:outline-level="2"><text:bookmark text:name="d567"/>Ingress Controller</text:h>
      <text:list xml:id="list3916194103" text:style-name="L39">
        <text:list-item>
          <text:p text:style-name="P65"><text:bookmark text:name="1974"/><text:span text:style-name="T2">An Ingress Controller listens to the Kubernetes API for </text:span><text:span text:style-name="Emphasis"><text:span text:style-name="T5">Ingress resources</text:span></text:span><text:span text:style-name="T2"> and then handle requests that match them.</text:span></text:p>
        </text:list-item>
        <text:list-item>
          <text:p text:style-name="P24"><text:bookmark text:name="a751"/>Can technically be any system capable of reverse proxying, but the most common is Nginx.</text:p>
        </text:list-item>
        <text:list-item>
          <text:p text:style-name="P65"><text:bookmark text:name="e741"/><text:soft-page-break/><text:span text:style-name="T2">Nginx controller needs a backend. Other controllers </text:span><text:span text:style-name="Emphasis"><text:span text:style-name="T5">might</text:span></text:span><text:span text:style-name="T2"> not need one.</text:span></text:p>
        </text:list-item>
        <text:list-item>
          <text:p text:style-name="P24"><text:bookmark text:name="76eb"/>An Ingress with no rules sends all traffic to a single default backend.</text:p>
        </text:list-item>
        <text:list-item>
          <text:p text:style-name="P24"><text:bookmark text:name="d21f"/>The default backend is typically a configuration option of the Ingress controller and is not specified in your Ingress resources</text:p>
        </text:list-item>
      </text:list>
      <text:h text:style-name="P3" text:outline-level="2"><text:bookmark text:name="7ee5"/>Service discovery</text:h>
      <text:p text:style-name="P76"><text:bookmark text:name="ade2"/>Following are the 2 ways in which service discovery can be provisioned:</text:p>
      <text:list xml:id="list75497443" text:style-name="L40">
        <text:list-item>
          <text:p text:style-name="P25"><text:bookmark text:name="f08b"/>Using environment variables</text:p>
        </text:list-item>
        <text:list-item>
          <text:p text:style-name="P25"><text:bookmark text:name="d5b3"/>DNS (recommended)</text:p>
        </text:list-item>
      </text:list>
      <text:h text:style-name="P3" text:outline-level="2"><text:bookmark text:name="991e"/>Environment variables — for service discovery</text:h>
      <text:list xml:id="list2563297348" text:style-name="L41">
        <text:list-item>
          <text:p text:style-name="P74"><text:bookmark text:name="fdad"/><text:span text:style-name="T2">kubelet exposes environment variables of the form {SVCNAME}</text:span><text:span text:style-name="Emphasis"><text:span text:style-name="T5">{SOME_NAME}. Example, for a redis service with cluser ip of _10.0.0.11</text:span></text:span><text:span text:style-name="T2">:</text:span></text:p>
        </text:list-item>
      </text:list>
      <text:p text:style-name="P4"><text:bookmark text:name="40aa"/>REDIS_MASTER_SERVICE_HOST=10.0.0.11</text:p>
      <text:p text:style-name="P4">REDIS_MASTER_SERVICE_PORT=6379</text:p>
      <text:p text:style-name="P4">REDIS_MASTER_PORT=tcp://10.0.0.11:6379</text:p>
      <text:p text:style-name="P4">REDIS_MASTER_PORT_6379_TCP=tcp://10.0.0.11:6379</text:p>
      <text:p text:style-name="P4">REDIS_MASTER_PORT_6379_TCP_PROTO=tcp</text:p>
      <text:p text:style-name="P4">REDIS_MASTER_PORT_6379_TCP_PORT=6379</text:p>
      <text:p text:style-name="P4"><text:soft-page-break/>REDIS_MASTER_PORT_6379_TCP_ADDR=10.0.0.11</text:p>
      <text:h text:style-name="P3" text:outline-level="2"><text:bookmark text:name="d66f"/>DNS — for service discovery</text:h>
      <text:list xml:id="list3380959274" text:style-name="L42">
        <text:list-item>
          <text:p text:style-name="P26"><text:bookmark text:name="5f10"/>It’s a cluster add-on.</text:p>
        </text:list-item>
        <text:list-item>
          <text:p text:style-name="P66"><text:bookmark text:name="26fa"/><text:span text:style-name="T2">The DNS server </text:span><text:span text:style-name="Emphasis"><text:span text:style-name="T5">watches the Kubernetes API</text:span></text:span><text:span text:style-name="T2"> for new </text:span><text:span text:style-name="Emphasis"><text:span text:style-name="T5">services</text:span></text:span><text:span text:style-name="T2">, and creates a set of DNS records for each.</text:span></text:p>
        </text:list-item>
        <text:list-item>
          <text:p text:style-name="P66"><text:bookmark text:name="b142"/><text:span text:style-name="T2">For service </text:span><text:span text:style-name="Emphasis"><text:span text:style-name="T5">my-service</text:span></text:span><text:span text:style-name="T2"> in namespace </text:span><text:span text:style-name="Emphasis"><text:span text:style-name="T5">my-ns</text:span></text:span><text:span text:style-name="T2">, a DNS record for </text:span><text:span text:style-name="Emphasis"><text:span text:style-name="T5">my-service.my-ns</text:span></text:span><text:span text:style-name="T2"> is created.</text:span></text:p>
        </text:list-item>
        <text:list-item>
          <text:p text:style-name="P26"><text:bookmark text:name="605c"/>No need to specify namespace, if pods belong to the same.</text:p>
        </text:list-item>
        <text:list-item>
          <text:p text:style-name="P26"><text:bookmark text:name="1c76"/>The Kubernetes DNS server is the only way to access services of type ExternalName.</text:p>
        </text:list-item>
      </text:list>
      <text:h text:style-name="P3" text:outline-level="2"><text:bookmark text:name="3595"/>Endpoint</text:h>
      <text:list xml:id="list4004540282" text:style-name="L43">
        <text:list-item>
          <text:p text:style-name="P67"><text:bookmark text:name="9c04"/><text:span text:style-name="T2">An </text:span><text:span text:style-name="Strong_20_Emphasis"><text:span text:style-name="T3">Endpoint</text:span></text:span><text:span text:style-name="T2"> is an </text:span><text:span text:style-name="Emphasis"><text:span text:style-name="T5">object-oriented representation of a REST API endpoint</text:span></text:span><text:span text:style-name="T2"> that is populated on the Kubernates API server. Thus, the </text:span><text:span text:style-name="Emphasis"><text:span text:style-name="T5">endpoint</text:span></text:span><text:span text:style-name="T2"> in terms of Kubernetes is the way to access its resource (e.g. a Pod) — the resource behind the ‘endpoint’.</text:span></text:p>
        </text:list-item>
        <text:list-item>
          <text:p text:style-name="P67"><text:bookmark text:name="8ec2"/><text:span text:style-name="T2">Contains </text:span><text:span text:style-name="Strong_20_Emphasis"><text:span text:style-name="T3">EndpointSubset</text:span></text:span><text:span text:style-name="T2"> array.</text:span></text:p>
        </text:list-item>
        <text:list-item>
          <text:p text:style-name="P67"><text:bookmark text:name="8499"/><text:span text:style-name="Emphasis"><text:span text:style-name="T5">EndpointSubset</text:span></text:span><text:span text:style-name="T2"> is a group of addresses with a common set of ports. The expanded set of endpoints is the </text:span><text:span text:style-name="Emphasis"><text:span text:style-name="T5">cartesian product of Addresses x Ports</text:span></text:span><text:span text:style-name="T2">.</text:span></text:p>
        </text:list-item>
        <text:list-item>
          <text:p text:style-name="P67"><text:bookmark text:name="9e43"/><text:span text:style-name="Strong_20_Emphasis"><text:span text:style-name="T3">EndpointAddress</text:span></text:span><text:span text:style-name="T2"> of </text:span><text:span text:style-name="Emphasis"><text:span text:style-name="T5">EndpointSubset</text:span></text:span><text:span text:style-name="T2"> may </text:span><text:span text:style-name="Strong_20_Emphasis"><text:span text:style-name="T3">NOT</text:span></text:span><text:span text:style-name="T2"> be loopback (127.0.0.0/8), link-local (169.254.0.0/16), or link-local multicast ((224.0.0.0/24).</text:span></text:p>
        </text:list-item>
        <text:list-item>
          <text:p text:style-name="P67"><text:bookmark text:name="4c47"/><text:span text:style-name="Strong_20_Emphasis"><text:span text:style-name="T3">IPv6</text:span></text:span><text:span text:style-name="T2"> is also accepted, but not fully supported on all platforms.</text:span></text:p>
        </text:list-item>
        <text:list-item>
          <text:p text:style-name="P67"><text:bookmark text:name="2792"/><text:span text:style-name="T2">The Service’s selector is continuously evaluated, and the results are </text:span><text:span text:style-name="Emphasis"><text:span text:style-name="T5">POSTed</text:span></text:span><text:span text:style-name="T2"> to an endpoints object</text:span></text:p>
        </text:list-item>
        <text:list-item>
          <text:p text:style-name="P27"><text:bookmark text:name="24c9"/>When a Pod dies, it is automatically removed from the endpoints, and new pods matching the service’s selector are automatically added to the endpoints.</text:p>
        </text:list-item>
        <text:list-item>
          <text:p text:style-name="P67"><text:bookmark text:name="f109"/><text:span text:style-name="Emphasis"><text:span text:style-name="T5">Endpoints</text:span></text:span><text:span text:style-name="T2"> track the IP addresses of the objects the service send traffic to.</text:span></text:p>
        </text:list-item>
        <text:list-item>
          <text:p text:style-name="P67"><text:bookmark text:name="a34e"/><text:soft-page-break/><text:span text:style-name="T2">And endpoint be loosely coupled with a service by keeping service’s and endpoint’s name same. See </text:span><text:a xlink:type="simple" xlink:href="https://kubernetes.io/docs/concepts/services-networking/service/#services-without-selectors" office:target-frame-name="_blank" xlink:show="new" text:style-name="Internet_20_link" text:visited-style-name="Visited_20_Internet_20_Link"><text:span text:style-name="T4">https://kubernetes.io/docs/concepts/services-networking/service/#services-without-selectors</text:span></text:a><text:span text:style-name="T2"> for more.</text:span></text:p>
        </text:list-item>
        <text:list-item>
          <text:p text:style-name="P27"><text:bookmark text:name="27f7"/>With no selector attribute mentioned (is a service), no endpoints object is created.</text:p>
        </text:list-item>
      </text:list>
      <text:h text:style-name="P3" text:outline-level="2"><text:bookmark text:name="4ee3"/>Kube proxy</text:h>
      <text:list xml:id="list2113373591" text:style-name="L44">
        <text:list-item>
          <text:p text:style-name="P28"><text:bookmark text:name="e668"/>It’s a special daemon (application) running on every worker node.</text:p>
        </text:list-item>
        <text:list-item>
          <text:p text:style-name="P75"><text:bookmark text:name="dbd3"/><text:span text:style-name="T2">Can run in two modes, configurable with </text:span><text:span text:style-name="Source_20_Text"><text:span text:style-name="T6">--proxy-mode</text:span></text:span><text:span text:style-name="T2"> command line switch:</text:span></text:p>
        </text:list-item>
      </text:list>
      <text:list xml:id="list344607104" text:style-name="L45">
        <text:list-item>
          <text:p text:style-name="P68"><text:bookmark text:name="dd47"/><text:span text:style-name="T2">1. </text:span><text:span text:style-name="Emphasis"><text:span text:style-name="T5">userspace</text:span></text:span></text:p>
        </text:list-item>
        <text:list-item>
          <text:p text:style-name="P68"><text:bookmark text:name="37cf"/><text:span text:style-name="T2">2. </text:span><text:span text:style-name="Emphasis"><text:span text:style-name="T5">iptables</text:span></text:span></text:p>
        </text:list-item>
      </text:list>
      <text:p text:style-name="P78"><text:bookmark text:name="1de8"/><text:span text:style-name="T2">3. For higher throughput and better latency, use </text:span><text:span text:style-name="Emphasis"><text:span text:style-name="T5">iptables</text:span></text:span><text:span text:style-name="T2"> proxy mode.</text:span></text:p>
      <text:p text:style-name="P78"><text:bookmark text:name="74f8"/><text:span text:style-name="Emphasis"><text:span text:style-name="T5">4. Not</text:span></text:span><text:span text:style-name="T2"> IPv6 ready.</text:span></text:p>
      <text:p text:style-name="P76"><text:bookmark text:name="f1bf"/>5. Maintains network rules and performs connection forwarding.</text:p>
      <text:p text:style-name="P76"><text:bookmark text:name="fbb5"/>6. This is useful for:</text:p>
      <text:list xml:id="list2549797554" text:style-name="L46">
        <text:list-item>
          <text:p text:style-name="P29"><text:bookmark text:name="e006"/>1. Debugging your services, or connecting to them directly from your laptop for some reason</text:p>
        </text:list-item>
        <text:list-item>
          <text:p text:style-name="P29"><text:bookmark text:name="6cc0"/>2. Allowing internal traffic, displaying internal dashboards, etc.</text:p>
        </text:list-item>
      </text:list>
      <text:h text:style-name="P3" text:outline-level="2"><text:bookmark text:name="9421"/>Kube dns</text:h>
      <text:list xml:id="list2512858359" text:style-name="L47">
        <text:list-item>
          <text:p text:style-name="P69"><text:bookmark text:name="9fb1"/><text:span text:style-name="T2">This allows accessing K8s services using their names directly, rather than </text:span><text:span text:style-name="Emphasis"><text:span text:style-name="T5">VIP:PORT</text:span></text:span><text:span text:style-name="T2"> combination.</text:span></text:p>
        </text:list-item>
        <text:list-item>
          <text:p text:style-name="P69"><text:bookmark text:name="7a9b"/><text:span text:style-name="T2">When you use kube-dns, K8s </text:span><text:span text:style-name="Emphasis"><text:span text:style-name="T5">injects</text:span></text:span><text:span text:style-name="T2"> certain nameservice lookup configuration into new pods that allows you to query the DNS records in the cluster.</text:span></text:p>
        </text:list-item>
        <text:list-item>
          <text:p text:style-name="P69"><text:bookmark text:name="1763"/><text:span text:style-name="T2">kube-dns creates an </text:span><text:span text:style-name="Emphasis"><text:span text:style-name="T5">internal cluster DNS zone</text:span></text:span><text:span text:style-name="T2"> which is used for DNS and service discovery. This means that we can access the services from inside the pods via the service names directly. Example:</text:span></text:p>
        </text:list-item>
      </text:list>
      <text:p text:style-name="P4"><text:bookmark text:name="b28c"/><text:soft-page-break/>curl -I nginx-svc:8080</text:p>
      <text:p text:style-name="P76"><text:bookmark text:name="9a7e"/>4. You can use following to see node dns config as setup by kube-dns:</text:p>
      <text:p text:style-name="P4"><text:bookmark text:name="4ea0"/>cat /etc/resolv.conf</text:p>
      <text:p text:style-name="P4">&gt; search default.svc.cluster.local svc.cluster.local cluster.local google.internal c.kube-blog.internal</text:p>
      <text:p text:style-name="P5"><text:s text:c="2"/><text:span text:style-name="T8">nameserver 10.32.0.10</text:span></text:p>
      <text:p text:style-name="P5"><text:s text:c="2"/><text:span text:style-name="T8">options ndots:5</text:span></text:p>
      <text:p text:style-name="P78"><text:bookmark text:name="2167"/><text:span text:style-name="T2">5. If the service is created in default namespace, it can be accessed using the </text:span><text:span text:style-name="Emphasis"><text:span text:style-name="T5">cluster internal DNS name</text:span></text:span><text:span text:style-name="T2">, too:</text:span></text:p>
      <text:p text:style-name="P4"><text:bookmark text:name="c10f"/>curl -I nginx-svc.default.svc.cluster.local:8080</text:p>
      <text:h text:style-name="P3" text:outline-level="2"><text:bookmark text:name="309b"/>Etcd</text:h>
      <text:list xml:id="list396084213" text:style-name="L48">
        <text:list-item>
          <text:p text:style-name="P30"><text:bookmark text:name="1664"/>This is a consistent and highly-available key value store, used as kubernetes’ backing store for all cluster data.</text:p>
        </text:list-item>
        <text:list-item>
          <text:p text:style-name="P30"><text:bookmark text:name="7d3c"/>Make sure to always have a backup plan for etcd’s data for your kubernetes cluster.</text:p>
        </text:list-item>
        <text:list-item>
          <text:p text:style-name="P30"><text:bookmark text:name="6ba9"/>All data is saved in etc as registries. Example:</text:p>
        </text:list-item>
      </text:list>
      <text:p text:style-name="P4"><text:bookmark text:name="fe41"/>/registry/services</text:p>
      <text:p text:style-name="P4">/registry/events</text:p>
      <text:p text:style-name="P4"><text:soft-page-break/>/registry/secrets</text:p>
      <text:p text:style-name="P4">/registry/minions</text:p>
      <text:p text:style-name="P76"><text:bookmark text:name="deae"/>4. Following command can be used to query data in etcd:</text:p>
      <text:p text:style-name="P4"><text:bookmark text:name="a507"/>etcdctl --ca-file=/etc/etcd/ca.pem get /registry/services/endpoints/default/kubernetes</text:p>
      <text:p text:style-name="P78"><text:bookmark text:name="0525"/><text:span text:style-name="T2">That’s all, folks ¯\</text:span><text:span text:style-name="Emphasis"><text:span text:style-name="T5">(</text:span></text:span><text:span text:style-name="Emphasis"><text:span text:style-name="T7">ツ</text:span></text:span><text:span text:style-name="Emphasis"><text:span text:style-name="T5">)</text:span></text:span><text:span text:style-name="T2">/¯</text:span></text:p>
      <text:p text:style-name="P78"><text:span text:style-name="T4"/></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code-pro" svg:font-family="source-code-pro, Menlo, Monaco, 'Courier New', Courier, monospace"/>
    <style:font-face style:name="source-serif-pro" svg:font-family="source-serif-pro, Georgia, Cambria, 'Times New Roman', Times,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1T14:59:16.091584517</meta:creation-date>
    <dc:date>2023-04-01T21:35:47.918615326</dc:date>
    <meta:editing-duration>PT6H26M21S</meta:editing-duration>
    <meta:editing-cycles>1</meta:editing-cycles>
    <meta:document-statistic meta:table-count="0" meta:image-count="0" meta:object-count="0" meta:page-count="21" meta:paragraph-count="318" meta:word-count="3957" meta:character-count="24667" meta:non-whitespace-character-count="21225"/>
    <meta:generator>LibreOffice/6.4.7.2$Linux_X86_64 LibreOffice_project/40$Build-2</meta:generator>
  </office:meta>
</office:document-meta>
</file>